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Mangal1" svg:font-family="Mangal"/>
    <style:font-face style:name="Tahoma" svg:font-family="Tahom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e995" officeooo:paragraph-rsid="0015e995"/>
    </style:style>
    <style:style style:name="P2" style:family="paragraph" style:parent-style-name="Standard">
      <style:text-properties officeooo:rsid="001dfe13" officeooo:paragraph-rsid="001dfe13"/>
    </style:style>
    <style:style style:name="P3" style:family="paragraph" style:parent-style-name="Standard">
      <style:text-properties officeooo:rsid="001fe404" officeooo:paragraph-rsid="001fe404"/>
    </style:style>
    <style:style style:name="P4" style:family="paragraph" style:parent-style-name="Text_20_body">
      <style:text-properties fo:font-variant="normal" fo:text-transform="none" fo:color="#8b91a0" style:font-name="Helvetica" fo:font-size="9.75pt" fo:letter-spacing="normal" fo:font-style="normal" fo:font-weight="normal" officeooo:rsid="0015e995" officeooo:paragraph-rsid="0015e995"/>
    </style:style>
    <style:style style:name="P5" style:family="paragraph" style:parent-style-name="Text_20_body">
      <style:text-properties fo:font-variant="normal" fo:text-transform="none" fo:color="#8b91a0" style:font-name="Helvetica" fo:font-size="9.75pt" fo:letter-spacing="normal" fo:font-style="normal" style:text-underline-style="solid" style:text-underline-width="auto" style:text-underline-color="font-color" fo:font-weight="normal" officeooo:rsid="0015e995" officeooo:paragraph-rsid="0015e995"/>
    </style:style>
    <style:style style:name="P6" style:family="paragraph" style:parent-style-name="Text_20_body">
      <style:text-properties fo:font-variant="normal" fo:text-transform="none" fo:color="#696c78" style:font-name="Helvetica" fo:font-size="9.75pt" fo:letter-spacing="normal" fo:font-style="normal" fo:font-weight="normal" officeooo:rsid="0015e995" officeooo:paragraph-rsid="0015e995"/>
    </style:style>
    <style:style style:name="P7" style:family="paragraph" style:parent-style-name="Text_20_body">
      <style:text-properties fo:font-variant="normal" fo:text-transform="none" fo:color="#696c78" style:font-name="Helvetica" fo:font-size="9.75pt" fo:letter-spacing="normal" fo:font-style="normal" fo:font-weight="normal" officeooo:rsid="001dfe13" officeooo:paragraph-rsid="001dfe13"/>
    </style:style>
    <style:style style:name="P8" style:family="paragraph" style:parent-style-name="Text_20_body">
      <style:text-properties fo:font-variant="normal" fo:text-transform="none" fo:color="#696c78" style:font-name="Helvetica" fo:font-size="9.75pt" fo:letter-spacing="normal" fo:font-style="normal" style:text-underline-style="solid" style:text-underline-width="auto" style:text-underline-color="font-color" fo:font-weight="normal" officeooo:rsid="001dfe13" officeooo:paragraph-rsid="001dfe13"/>
    </style:style>
    <style:style style:name="P9" style:family="paragraph" style:parent-style-name="Text_20_body">
      <style:text-properties officeooo:rsid="0015e995" officeooo:paragraph-rsid="0015e995"/>
    </style:style>
    <style:style style:name="P10" style:family="paragraph" style:parent-style-name="Text_20_body">
      <style:text-properties officeooo:rsid="001dfe13" officeooo:paragraph-rsid="001dfe13"/>
    </style:style>
    <style:style style:name="P11"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8b91a0" style:font-name="Helvetica" fo:font-size="9.75pt" fo:letter-spacing="normal" fo:font-style="normal" fo:font-weight="normal"/>
    </style:style>
    <style:style style:name="P12"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696c78" style:font-name="Helvetica" fo:font-size="9.75pt" fo:letter-spacing="normal" fo:font-style="normal" fo:font-weight="normal"/>
    </style:style>
    <style:style style:name="P13" style:family="paragraph" style:parent-style-name="Text_20_body">
      <style:paragraph-properties fo:margin-left="0in" fo:margin-right="0in" fo:margin-top="0in" fo:margin-bottom="0.1043in" loext:contextual-spacing="false" fo:orphans="2" fo:widows="2" fo:text-indent="0in" style:auto-text-indent="false"/>
    </style:style>
    <style:style style:name="P14" style:family="paragraph" style:parent-style-name="Standard">
      <style:text-properties officeooo:rsid="001dfe13" officeooo:paragraph-rsid="001dfe13"/>
    </style:style>
    <style:style style:name="P15" style:family="paragraph" style:parent-style-name="Text_20_body">
      <style:text-properties fo:font-variant="normal" fo:text-transform="none" fo:color="#696c78" style:font-name="Helvetica" fo:font-size="9.75pt" fo:letter-spacing="normal" fo:font-style="normal" fo:font-weight="normal" officeooo:rsid="001dfe13" officeooo:paragraph-rsid="001dfe13"/>
    </style:style>
    <style:style style:name="P16"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17" style:family="paragraph" style:parent-style-name="Text_20_body" style:list-style-name="L3">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18" style:family="paragraph" style:parent-style-name="Text_20_body" style:list-style-name="L5">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19" style:family="paragraph" style:parent-style-name="Text_20_body" style:list-style-name="L7">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20" style:family="paragraph" style:parent-style-name="Text_20_body" style:list-style-name="L9">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21" style:family="paragraph" style:parent-style-name="Text_20_body" style:list-style-name="L11">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22" style:family="paragraph" style:parent-style-name="Text_20_body" style:list-style-name="L13">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23" style:family="paragraph" style:parent-style-name="Text_20_body" style:list-style-name="L15">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24" style:family="paragraph" style:parent-style-name="Text_20_body" style:list-style-name="L17">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25" style:family="paragraph" style:parent-style-name="Text_20_body" style:list-style-name="L19">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26" style:family="paragraph" style:parent-style-name="Text_20_body" style:list-style-name="L21">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27" style:family="paragraph" style:parent-style-name="Text_20_body" style:list-style-name="L23">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28" style:family="paragraph" style:parent-style-name="Text_20_body" style:list-style-name="L25">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29" style:family="paragraph" style:parent-style-name="Text_20_body" style:list-style-name="L27">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30" style:family="paragraph" style:parent-style-name="Text_20_body" style:list-style-name="L29">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31" style:family="paragraph" style:parent-style-name="Text_20_body" style:list-style-name="L31">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32" style:family="paragraph" style:parent-style-name="Text_20_body" style:list-style-name="L33">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33" style:family="paragraph" style:parent-style-name="Text_20_body" style:list-style-name="L35">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34" style:family="paragraph" style:parent-style-name="Text_20_body" style:list-style-name="L37">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35" style:family="paragraph" style:parent-style-name="Text_20_body" style:list-style-name="L39">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36" style:family="paragraph" style:parent-style-name="Text_20_body" style:list-style-name="L41">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37" style:family="paragraph" style:parent-style-name="Text_20_body" style:list-style-name="L43">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38" style:family="paragraph" style:parent-style-name="Text_20_body" style:list-style-name="L47">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39" style:family="paragraph" style:parent-style-name="Text_20_body" style:list-style-name="L49">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40"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8b91a0" style:font-name="Helvetica" fo:font-size="9.75pt" fo:letter-spacing="normal" fo:font-style="normal" fo:font-weight="normal"/>
    </style:style>
    <style:style style:name="P41" style:family="paragraph" style:parent-style-name="Text_20_body" style:list-style-name="L3">
      <style:paragraph-properties fo:margin-top="0in" fo:margin-bottom="0.0626in" loext:contextual-spacing="false" fo:orphans="2" fo:widows="2" fo:padding="0in" fo:border="none"/>
      <style:text-properties fo:font-variant="normal" fo:text-transform="none" fo:color="#8b91a0" style:font-name="Helvetica" fo:font-size="9.75pt" fo:letter-spacing="normal" fo:font-style="normal" fo:font-weight="normal"/>
    </style:style>
    <style:style style:name="P42" style:family="paragraph" style:parent-style-name="Text_20_body" style:list-style-name="L5">
      <style:paragraph-properties fo:margin-top="0in" fo:margin-bottom="0.0626in" loext:contextual-spacing="false" fo:orphans="2" fo:widows="2" fo:padding="0in" fo:border="none"/>
      <style:text-properties fo:font-variant="normal" fo:text-transform="none" fo:color="#8b91a0" style:font-name="Helvetica" fo:font-size="9.75pt" fo:letter-spacing="normal" fo:font-style="normal" fo:font-weight="normal"/>
    </style:style>
    <style:style style:name="P43" style:family="paragraph" style:parent-style-name="Text_20_body" style:list-style-name="L7">
      <style:paragraph-properties fo:margin-top="0in" fo:margin-bottom="0.0626in" loext:contextual-spacing="false" fo:orphans="2" fo:widows="2" fo:padding="0in" fo:border="none"/>
      <style:text-properties fo:font-variant="normal" fo:text-transform="none" fo:color="#8b91a0" style:font-name="Helvetica" fo:font-size="9.75pt" fo:letter-spacing="normal" fo:font-style="normal" fo:font-weight="normal"/>
    </style:style>
    <style:style style:name="P44" style:family="paragraph" style:parent-style-name="Text_20_body" style:list-style-name="L9">
      <style:paragraph-properties fo:margin-top="0in" fo:margin-bottom="0.0626in" loext:contextual-spacing="false" fo:orphans="2" fo:widows="2" fo:padding="0in" fo:border="none"/>
      <style:text-properties fo:font-variant="normal" fo:text-transform="none" fo:color="#8b91a0" style:font-name="Helvetica" fo:font-size="9.75pt" fo:letter-spacing="normal" fo:font-style="normal" fo:font-weight="normal"/>
    </style:style>
    <style:style style:name="P45" style:family="paragraph" style:parent-style-name="Text_20_body" style:list-style-name="L11">
      <style:paragraph-properties fo:margin-top="0in" fo:margin-bottom="0.0626in" loext:contextual-spacing="false" fo:orphans="2" fo:widows="2" fo:padding="0in" fo:border="none"/>
      <style:text-properties fo:font-variant="normal" fo:text-transform="none" fo:color="#8b91a0" style:font-name="Helvetica" fo:font-size="9.75pt" fo:letter-spacing="normal" fo:font-style="normal" fo:font-weight="normal"/>
    </style:style>
    <style:style style:name="P46" style:family="paragraph" style:parent-style-name="Text_20_body" style:list-style-name="L13">
      <style:paragraph-properties fo:margin-top="0in" fo:margin-bottom="0.0626in" loext:contextual-spacing="false" fo:orphans="2" fo:widows="2" fo:padding="0in" fo:border="none"/>
      <style:text-properties fo:font-variant="normal" fo:text-transform="none" fo:color="#8b91a0" style:font-name="Helvetica" fo:font-size="9.75pt" fo:letter-spacing="normal" fo:font-style="normal" fo:font-weight="normal"/>
    </style:style>
    <style:style style:name="P47" style:family="paragraph" style:parent-style-name="Text_20_body" style:list-style-name="L15">
      <style:paragraph-properties fo:margin-top="0in" fo:margin-bottom="0.0626in" loext:contextual-spacing="false" fo:orphans="2" fo:widows="2" fo:padding="0in" fo:border="none"/>
      <style:text-properties fo:font-variant="normal" fo:text-transform="none" fo:color="#8b91a0" style:font-name="Helvetica" fo:font-size="9.75pt" fo:letter-spacing="normal" fo:font-style="normal" fo:font-weight="normal"/>
    </style:style>
    <style:style style:name="P48"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49" style:family="paragraph" style:parent-style-name="Text_20_body" style:list-style-name="L3">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50" style:family="paragraph" style:parent-style-name="Text_20_body" style:list-style-name="L5">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51" style:family="paragraph" style:parent-style-name="Text_20_body" style:list-style-name="L7">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52" style:family="paragraph" style:parent-style-name="Text_20_body" style:list-style-name="L9">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53" style:family="paragraph" style:parent-style-name="Text_20_body" style:list-style-name="L11">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54" style:family="paragraph" style:parent-style-name="Text_20_body" style:list-style-name="L13">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55" style:family="paragraph" style:parent-style-name="Text_20_body" style:list-style-name="L15">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56" style:family="paragraph" style:parent-style-name="Text_20_body" style:list-style-name="L17">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57" style:family="paragraph" style:parent-style-name="Text_20_body" style:list-style-name="L19">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58" style:family="paragraph" style:parent-style-name="Text_20_body" style:list-style-name="L21">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59" style:family="paragraph" style:parent-style-name="Text_20_body" style:list-style-name="L23">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60" style:family="paragraph" style:parent-style-name="Text_20_body" style:list-style-name="L25">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61" style:family="paragraph" style:parent-style-name="Text_20_body" style:list-style-name="L27">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62" style:family="paragraph" style:parent-style-name="Text_20_body" style:list-style-name="L29">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63" style:family="paragraph" style:parent-style-name="Text_20_body" style:list-style-name="L31">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64" style:family="paragraph" style:parent-style-name="Text_20_body" style:list-style-name="L33">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65" style:family="paragraph" style:parent-style-name="Text_20_body" style:list-style-name="L35">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66" style:family="paragraph" style:parent-style-name="Text_20_body" style:list-style-name="L37">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67" style:family="paragraph" style:parent-style-name="Text_20_body" style:list-style-name="L39">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68" style:family="paragraph" style:parent-style-name="Text_20_body" style:list-style-name="L41">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69" style:family="paragraph" style:parent-style-name="Text_20_body" style:list-style-name="L43">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70" style:family="paragraph" style:parent-style-name="Text_20_body" style:list-style-name="L45">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71" style:family="paragraph" style:parent-style-name="Text_20_body" style:list-style-name="L47">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72" style:family="paragraph" style:parent-style-name="Text_20_body" style:list-style-name="L49">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73" style:family="paragraph" style:parent-style-name="Text_20_body" style:list-style-name="L17">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74" style:family="paragraph" style:parent-style-name="Text_20_body" style:list-style-name="L19">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75" style:family="paragraph" style:parent-style-name="Text_20_body" style:list-style-name="L21">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76" style:family="paragraph" style:parent-style-name="Text_20_body" style:list-style-name="L23">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77" style:family="paragraph" style:parent-style-name="Text_20_body" style:list-style-name="L25">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78" style:family="paragraph" style:parent-style-name="Text_20_body" style:list-style-name="L27">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79" style:family="paragraph" style:parent-style-name="Text_20_body" style:list-style-name="L29">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80" style:family="paragraph" style:parent-style-name="Text_20_body" style:list-style-name="L31">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81" style:family="paragraph" style:parent-style-name="Text_20_body" style:list-style-name="L33">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82" style:family="paragraph" style:parent-style-name="Text_20_body" style:list-style-name="L35">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83" style:family="paragraph" style:parent-style-name="Text_20_body" style:list-style-name="L37">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84" style:family="paragraph" style:parent-style-name="Text_20_body" style:list-style-name="L39">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85" style:family="paragraph" style:parent-style-name="Text_20_body" style:list-style-name="L41">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86" style:family="paragraph" style:parent-style-name="Text_20_body" style:list-style-name="L43">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87" style:family="paragraph" style:parent-style-name="Text_20_body" style:list-style-name="L45">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88" style:family="paragraph" style:parent-style-name="Text_20_body" style:list-style-name="L47">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89" style:family="paragraph" style:parent-style-name="Text_20_body" style:list-style-name="L49">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90" style:family="paragraph" style:parent-style-name="Text_20_body" style:list-style-name="L2">
      <style:paragraph-properties fo:margin-top="0in" fo:margin-bottom="0.0626in" loext:contextual-spacing="false" fo:orphans="2" fo:widows="2"/>
      <style:text-properties fo:font-variant="normal" fo:text-transform="none" fo:color="#8b91a0" style:font-name="Helvetica" fo:font-size="9.75pt" fo:letter-spacing="normal" fo:font-style="normal" fo:font-weight="normal"/>
    </style:style>
    <style:style style:name="P91" style:family="paragraph" style:parent-style-name="Text_20_body" style:list-style-name="L4">
      <style:paragraph-properties fo:margin-top="0in" fo:margin-bottom="0.0626in" loext:contextual-spacing="false" fo:orphans="2" fo:widows="2"/>
      <style:text-properties fo:font-variant="normal" fo:text-transform="none" fo:color="#8b91a0" style:font-name="Helvetica" fo:font-size="9.75pt" fo:letter-spacing="normal" fo:font-style="normal" fo:font-weight="normal"/>
    </style:style>
    <style:style style:name="P92" style:family="paragraph" style:parent-style-name="Text_20_body" style:list-style-name="L6">
      <style:paragraph-properties fo:margin-top="0in" fo:margin-bottom="0.0626in" loext:contextual-spacing="false" fo:orphans="2" fo:widows="2"/>
      <style:text-properties fo:font-variant="normal" fo:text-transform="none" fo:color="#8b91a0" style:font-name="Helvetica" fo:font-size="9.75pt" fo:letter-spacing="normal" fo:font-style="normal" fo:font-weight="normal"/>
    </style:style>
    <style:style style:name="P93" style:family="paragraph" style:parent-style-name="Text_20_body" style:list-style-name="L8">
      <style:paragraph-properties fo:margin-top="0in" fo:margin-bottom="0.0626in" loext:contextual-spacing="false" fo:orphans="2" fo:widows="2"/>
      <style:text-properties fo:font-variant="normal" fo:text-transform="none" fo:color="#8b91a0" style:font-name="Helvetica" fo:font-size="9.75pt" fo:letter-spacing="normal" fo:font-style="normal" fo:font-weight="normal"/>
    </style:style>
    <style:style style:name="P94" style:family="paragraph" style:parent-style-name="Text_20_body" style:list-style-name="L10">
      <style:paragraph-properties fo:margin-top="0in" fo:margin-bottom="0.0626in" loext:contextual-spacing="false" fo:orphans="2" fo:widows="2"/>
      <style:text-properties fo:font-variant="normal" fo:text-transform="none" fo:color="#8b91a0" style:font-name="Helvetica" fo:font-size="9.75pt" fo:letter-spacing="normal" fo:font-style="normal" fo:font-weight="normal"/>
    </style:style>
    <style:style style:name="P95" style:family="paragraph" style:parent-style-name="Text_20_body" style:list-style-name="L12">
      <style:paragraph-properties fo:margin-top="0in" fo:margin-bottom="0.0626in" loext:contextual-spacing="false" fo:orphans="2" fo:widows="2"/>
      <style:text-properties fo:font-variant="normal" fo:text-transform="none" fo:color="#8b91a0" style:font-name="Helvetica" fo:font-size="9.75pt" fo:letter-spacing="normal" fo:font-style="normal" fo:font-weight="normal"/>
    </style:style>
    <style:style style:name="P96" style:family="paragraph" style:parent-style-name="Text_20_body" style:list-style-name="L14">
      <style:paragraph-properties fo:margin-top="0in" fo:margin-bottom="0.0626in" loext:contextual-spacing="false" fo:orphans="2" fo:widows="2"/>
      <style:text-properties fo:font-variant="normal" fo:text-transform="none" fo:color="#8b91a0" style:font-name="Helvetica" fo:font-size="9.75pt" fo:letter-spacing="normal" fo:font-style="normal" fo:font-weight="normal"/>
    </style:style>
    <style:style style:name="P97" style:family="paragraph" style:parent-style-name="Text_20_body" style:list-style-name="L16">
      <style:paragraph-properties fo:margin-top="0in" fo:margin-bottom="0.0626in" loext:contextual-spacing="false" fo:orphans="2" fo:widows="2"/>
      <style:text-properties fo:font-variant="normal" fo:text-transform="none" fo:color="#8b91a0" style:font-name="Helvetica" fo:font-size="9.75pt" fo:letter-spacing="normal" fo:font-style="normal" fo:font-weight="normal"/>
    </style:style>
    <style:style style:name="P98" style:family="paragraph" style:parent-style-name="Text_20_body" style:list-style-name="L18">
      <style:paragraph-properties fo:margin-top="0in" fo:margin-bottom="0.0626in" loext:contextual-spacing="false" fo:orphans="2" fo:widows="2"/>
      <style:text-properties fo:font-variant="normal" fo:text-transform="none" fo:color="#696c78" fo:letter-spacing="normal"/>
    </style:style>
    <style:style style:name="P99" style:family="paragraph" style:parent-style-name="Text_20_body" style:list-style-name="L20">
      <style:paragraph-properties fo:margin-top="0in" fo:margin-bottom="0.0626in" loext:contextual-spacing="false" fo:orphans="2" fo:widows="2"/>
      <style:text-properties fo:font-variant="normal" fo:text-transform="none" fo:color="#696c78" fo:letter-spacing="normal"/>
    </style:style>
    <style:style style:name="P100" style:family="paragraph" style:parent-style-name="Text_20_body" style:list-style-name="L22">
      <style:paragraph-properties fo:margin-top="0in" fo:margin-bottom="0.0626in" loext:contextual-spacing="false" fo:orphans="2" fo:widows="2"/>
      <style:text-properties fo:font-variant="normal" fo:text-transform="none" fo:color="#696c78" fo:letter-spacing="normal"/>
    </style:style>
    <style:style style:name="P101" style:family="paragraph" style:parent-style-name="Text_20_body" style:list-style-name="L24">
      <style:paragraph-properties fo:margin-top="0in" fo:margin-bottom="0.0626in" loext:contextual-spacing="false" fo:orphans="2" fo:widows="2"/>
      <style:text-properties fo:font-variant="normal" fo:text-transform="none" fo:color="#696c78" fo:letter-spacing="normal"/>
    </style:style>
    <style:style style:name="P102" style:family="paragraph" style:parent-style-name="Text_20_body" style:list-style-name="L28">
      <style:paragraph-properties fo:margin-top="0in" fo:margin-bottom="0.0626in" loext:contextual-spacing="false" fo:orphans="2" fo:widows="2"/>
      <style:text-properties fo:font-variant="normal" fo:text-transform="none" fo:color="#696c78" fo:letter-spacing="normal"/>
    </style:style>
    <style:style style:name="P103" style:family="paragraph" style:parent-style-name="Text_20_body" style:list-style-name="L30">
      <style:paragraph-properties fo:margin-top="0in" fo:margin-bottom="0.0626in" loext:contextual-spacing="false" fo:orphans="2" fo:widows="2"/>
      <style:text-properties fo:font-variant="normal" fo:text-transform="none" fo:color="#696c78" fo:letter-spacing="normal"/>
    </style:style>
    <style:style style:name="P104" style:family="paragraph" style:parent-style-name="Text_20_body" style:list-style-name="L32">
      <style:paragraph-properties fo:margin-top="0in" fo:margin-bottom="0.0626in" loext:contextual-spacing="false" fo:orphans="2" fo:widows="2"/>
      <style:text-properties fo:font-variant="normal" fo:text-transform="none" fo:color="#696c78" fo:letter-spacing="normal"/>
    </style:style>
    <style:style style:name="P105" style:family="paragraph" style:parent-style-name="Text_20_body" style:list-style-name="L34">
      <style:paragraph-properties fo:margin-top="0in" fo:margin-bottom="0.0626in" loext:contextual-spacing="false" fo:orphans="2" fo:widows="2"/>
      <style:text-properties fo:font-variant="normal" fo:text-transform="none" fo:color="#696c78" fo:letter-spacing="normal"/>
    </style:style>
    <style:style style:name="P106" style:family="paragraph" style:parent-style-name="Text_20_body" style:list-style-name="L36">
      <style:paragraph-properties fo:margin-top="0in" fo:margin-bottom="0.0626in" loext:contextual-spacing="false" fo:orphans="2" fo:widows="2"/>
      <style:text-properties fo:font-variant="normal" fo:text-transform="none" fo:color="#696c78" fo:letter-spacing="normal"/>
    </style:style>
    <style:style style:name="P107" style:family="paragraph" style:parent-style-name="Text_20_body" style:list-style-name="L38">
      <style:paragraph-properties fo:margin-top="0in" fo:margin-bottom="0.0626in" loext:contextual-spacing="false" fo:orphans="2" fo:widows="2"/>
      <style:text-properties fo:font-variant="normal" fo:text-transform="none" fo:color="#696c78" fo:letter-spacing="normal"/>
    </style:style>
    <style:style style:name="P108" style:family="paragraph" style:parent-style-name="Text_20_body" style:list-style-name="L40">
      <style:paragraph-properties fo:margin-top="0in" fo:margin-bottom="0.0626in" loext:contextual-spacing="false" fo:orphans="2" fo:widows="2"/>
      <style:text-properties fo:font-variant="normal" fo:text-transform="none" fo:color="#696c78" fo:letter-spacing="normal"/>
    </style:style>
    <style:style style:name="P109" style:family="paragraph" style:parent-style-name="Text_20_body" style:list-style-name="L42">
      <style:paragraph-properties fo:margin-top="0in" fo:margin-bottom="0.0626in" loext:contextual-spacing="false" fo:orphans="2" fo:widows="2"/>
      <style:text-properties fo:font-variant="normal" fo:text-transform="none" fo:color="#696c78" fo:letter-spacing="normal"/>
    </style:style>
    <style:style style:name="P110" style:family="paragraph" style:parent-style-name="Text_20_body" style:list-style-name="L44">
      <style:paragraph-properties fo:margin-top="0in" fo:margin-bottom="0.0626in" loext:contextual-spacing="false" fo:orphans="2" fo:widows="2"/>
      <style:text-properties fo:font-variant="normal" fo:text-transform="none" fo:color="#696c78" fo:letter-spacing="normal"/>
    </style:style>
    <style:style style:name="P111" style:family="paragraph" style:parent-style-name="Text_20_body" style:list-style-name="L46">
      <style:paragraph-properties fo:margin-top="0in" fo:margin-bottom="0.0626in" loext:contextual-spacing="false" fo:orphans="2" fo:widows="2"/>
      <style:text-properties fo:font-variant="normal" fo:text-transform="none" fo:color="#696c78" fo:letter-spacing="normal"/>
    </style:style>
    <style:style style:name="P112" style:family="paragraph" style:parent-style-name="Text_20_body" style:list-style-name="L48">
      <style:paragraph-properties fo:margin-top="0in" fo:margin-bottom="0.0626in" loext:contextual-spacing="false" fo:orphans="2" fo:widows="2"/>
      <style:text-properties fo:font-variant="normal" fo:text-transform="none" fo:color="#696c78" fo:letter-spacing="normal"/>
    </style:style>
    <style:style style:name="P113" style:family="paragraph" style:parent-style-name="Text_20_body" style:list-style-name="L50">
      <style:paragraph-properties fo:margin-top="0in" fo:margin-bottom="0.0626in" loext:contextual-spacing="false" fo:orphans="2" fo:widows="2"/>
      <style:text-properties fo:font-variant="normal" fo:text-transform="none" fo:color="#696c78" fo:letter-spacing="normal"/>
    </style:style>
    <style:style style:name="P114" style:family="paragraph" style:parent-style-name="Text_20_body" style:list-style-name="L18">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15" style:family="paragraph" style:parent-style-name="Text_20_body" style:list-style-name="L20">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16" style:family="paragraph" style:parent-style-name="Text_20_body" style:list-style-name="L22">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17" style:family="paragraph" style:parent-style-name="Text_20_body" style:list-style-name="L24">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18" style:family="paragraph" style:parent-style-name="Text_20_body" style:list-style-name="L26">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19" style:family="paragraph" style:parent-style-name="Text_20_body" style:list-style-name="L28">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20" style:family="paragraph" style:parent-style-name="Text_20_body" style:list-style-name="L30">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21" style:family="paragraph" style:parent-style-name="Text_20_body" style:list-style-name="L32">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22" style:family="paragraph" style:parent-style-name="Text_20_body" style:list-style-name="L34">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23" style:family="paragraph" style:parent-style-name="Text_20_body" style:list-style-name="L36">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24" style:family="paragraph" style:parent-style-name="Text_20_body" style:list-style-name="L38">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25" style:family="paragraph" style:parent-style-name="Text_20_body" style:list-style-name="L40">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26" style:family="paragraph" style:parent-style-name="Text_20_body" style:list-style-name="L42">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27" style:family="paragraph" style:parent-style-name="Text_20_body" style:list-style-name="L44">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28" style:family="paragraph" style:parent-style-name="Text_20_body" style:list-style-name="L46">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29" style:family="paragraph" style:parent-style-name="Text_20_body" style:list-style-name="L48">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30" style:family="paragraph" style:parent-style-name="Text_20_body" style:list-style-name="L50">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131" style:family="paragraph" style:parent-style-name="Text_20_body" style:list-style-name="L8">
      <style:paragraph-properties fo:margin-top="0in" fo:margin-bottom="0.0626in" loext:contextual-spacing="false" fo:orphans="2" fo:widows="2"/>
    </style:style>
    <style:style style:name="P132" style:family="paragraph" style:parent-style-name="Text_20_body" style:list-style-name="L10">
      <style:paragraph-properties fo:margin-top="0in" fo:margin-bottom="0.0626in" loext:contextual-spacing="false" fo:orphans="2" fo:widows="2"/>
    </style:style>
    <style:style style:name="P133" style:family="paragraph" style:parent-style-name="Text_20_body" style:list-style-name="L12">
      <style:paragraph-properties fo:margin-top="0in" fo:margin-bottom="0.0626in" loext:contextual-spacing="false" fo:orphans="2" fo:widows="2"/>
    </style:style>
    <style:style style:name="P134" style:family="paragraph" style:parent-style-name="Text_20_body" style:list-style-name="L14">
      <style:paragraph-properties fo:margin-top="0in" fo:margin-bottom="0.0626in" loext:contextual-spacing="false" fo:orphans="2" fo:widows="2"/>
    </style:style>
    <style:style style:name="P135" style:family="paragraph" style:parent-style-name="Text_20_body" style:list-style-name="L16">
      <style:paragraph-properties fo:margin-top="0in" fo:margin-bottom="0.0626in" loext:contextual-spacing="false" fo:orphans="2" fo:widows="2"/>
    </style:style>
    <style:style style:name="P136" style:family="paragraph" style:parent-style-name="Text_20_body" style:list-style-name="L2">
      <style:paragraph-properties fo:margin-left="0in" fo:margin-right="0in" fo:margin-top="0in" fo:margin-bottom="0.0626in" loext:contextual-spacing="false" fo:orphans="2" fo:widows="2" fo:text-indent="0in" style:auto-text-indent="false"/>
      <style:text-properties fo:font-variant="normal" fo:text-transform="none" fo:color="#8b91a0" style:font-name="Helvetica" fo:font-size="9.75pt" fo:letter-spacing="normal" fo:font-style="normal" fo:font-weight="normal"/>
    </style:style>
    <style:style style:name="P137" style:family="paragraph" style:parent-style-name="Text_20_body" style:list-style-name="L4">
      <style:paragraph-properties fo:margin-left="0in" fo:margin-right="0in" fo:margin-top="0in" fo:margin-bottom="0.0626in" loext:contextual-spacing="false" fo:orphans="2" fo:widows="2" fo:text-indent="0in" style:auto-text-indent="false"/>
      <style:text-properties fo:font-variant="normal" fo:text-transform="none" fo:color="#8b91a0" style:font-name="Helvetica" fo:font-size="9.75pt" fo:letter-spacing="normal" fo:font-style="normal" fo:font-weight="normal"/>
    </style:style>
    <style:style style:name="P138" style:family="paragraph" style:parent-style-name="Text_20_body" style:list-style-name="L6">
      <style:paragraph-properties fo:margin-left="0in" fo:margin-right="0in" fo:margin-top="0in" fo:margin-bottom="0.0626in" loext:contextual-spacing="false" fo:orphans="2" fo:widows="2" fo:text-indent="0in" style:auto-text-indent="false"/>
      <style:text-properties fo:font-variant="normal" fo:text-transform="none" fo:color="#8b91a0" style:font-name="Helvetica" fo:font-size="9.75pt" fo:letter-spacing="normal" fo:font-style="normal" fo:font-weight="normal"/>
    </style:style>
    <style:style style:name="P139" style:family="paragraph" style:parent-style-name="Text_20_body" style:list-style-name="L14">
      <style:paragraph-properties fo:margin-left="0in" fo:margin-right="0in" fo:margin-top="0in" fo:margin-bottom="0.0626in" loext:contextual-spacing="false" fo:orphans="2" fo:widows="2" fo:text-indent="0in" style:auto-text-indent="false"/>
      <style:text-properties fo:font-variant="normal" fo:text-transform="none" fo:color="#8b91a0" style:font-name="Helvetica" fo:font-size="9.75pt" fo:letter-spacing="normal" fo:font-style="normal" fo:font-weight="normal"/>
    </style:style>
    <style:style style:name="P140" style:family="paragraph" style:parent-style-name="Text_20_body" style:list-style-name="L16">
      <style:paragraph-properties fo:margin-left="0in" fo:margin-right="0in" fo:margin-top="0in" fo:margin-bottom="0.0626in" loext:contextual-spacing="false" fo:orphans="2" fo:widows="2" fo:text-indent="0in" style:auto-text-indent="false"/>
      <style:text-properties fo:font-variant="normal" fo:text-transform="none" fo:color="#8b91a0" style:font-name="Helvetica" fo:font-size="9.75pt" fo:letter-spacing="normal" fo:font-style="normal" fo:font-weight="normal"/>
    </style:style>
    <style:style style:name="P141" style:family="paragraph" style:parent-style-name="Text_20_body" style:list-style-name="L20">
      <style:paragraph-properties fo:margin-left="0in" fo:margin-right="0in" fo:margin-top="0in" fo:margin-bottom="0.0626in" loext:contextual-spacing="false" fo:orphans="2" fo:widows="2" fo:text-indent="0in" style:auto-text-indent="false"/>
      <style:text-properties fo:font-variant="normal" fo:text-transform="none" fo:color="#696c78" fo:letter-spacing="normal"/>
    </style:style>
    <style:style style:name="P142" style:family="paragraph" style:parent-style-name="Text_20_body" style:list-style-name="L50">
      <style:paragraph-properties fo:margin-left="0in" fo:margin-right="0in" fo:margin-top="0in" fo:margin-bottom="0.0626in" loext:contextual-spacing="false" fo:orphans="2" fo:widows="2" fo:text-indent="0in" style:auto-text-indent="false"/>
      <style:text-properties fo:font-variant="normal" fo:text-transform="none" fo:color="#696c78" fo:letter-spacing="normal"/>
    </style:style>
    <style:style style:name="P143" style:family="paragraph" style:parent-style-name="Text_20_body" style:list-style-name="L32">
      <style:paragraph-properties fo:margin-left="0in" fo:margin-right="0in" fo:margin-top="0in" fo:margin-bottom="0.0626in" loext:contextual-spacing="false" fo:orphans="2" fo:widows="2" fo:text-indent="0in" style:auto-text-indent="false"/>
      <style:text-properties fo:font-variant="normal" fo:text-transform="none" fo:color="#696c78" style:font-name="Helvetica" fo:font-size="9.75pt" fo:letter-spacing="normal" fo:font-style="normal" fo:font-weight="normal"/>
    </style:style>
    <style:style style:name="P144" style:family="paragraph" style:parent-style-name="Text_20_body" style:list-style-name="L40">
      <style:paragraph-properties fo:margin-left="0in" fo:margin-right="0in" fo:margin-top="0in" fo:margin-bottom="0.0626in" loext:contextual-spacing="false" fo:orphans="2" fo:widows="2" fo:text-indent="0in" style:auto-text-indent="false"/>
      <style:text-properties fo:font-variant="normal" fo:text-transform="none" fo:color="#696c78" style:font-name="Helvetica" fo:font-size="9.75pt" fo:letter-spacing="normal" fo:font-style="normal" fo:font-weight="normal"/>
    </style:style>
    <style:style style:name="P145"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696c78" style:font-name="Helvetica" fo:font-size="9.75pt" fo:letter-spacing="normal" fo:font-style="normal" fo:font-weight="normal"/>
    </style:style>
    <style:style style:name="P146" style:family="paragraph" style:parent-style-name="Text_20_body">
      <style:paragraph-properties fo:margin-left="0in" fo:margin-right="0in" fo:margin-top="0in" fo:margin-bottom="0.1043in" loext:contextual-spacing="false" fo:orphans="2" fo:widows="2" fo:text-indent="0in" style:auto-text-indent="false"/>
    </style:style>
    <style:style style:name="T1" style:family="text">
      <style:text-properties style:text-underline-style="solid" style:text-underline-width="auto" style:text-underline-color="font-color"/>
    </style:style>
    <style:style style:name="T2" style:family="text">
      <style:text-properties fo:font-variant="normal" fo:text-transform="none" fo:color="#8b91a0" style:font-name="Helvetica" fo:font-size="9.75pt" fo:letter-spacing="normal" fo:font-style="normal" fo:font-weight="bold"/>
    </style:style>
    <style:style style:name="T3" style:family="text">
      <style:text-properties fo:font-variant="normal" fo:text-transform="none" fo:color="#8b91a0" style:font-name="Helvetica" fo:font-size="9.75pt" fo:letter-spacing="normal" fo:font-style="normal" fo:font-weight="normal"/>
    </style:style>
    <style:style style:name="T4" style:family="text">
      <style:text-properties fo:font-variant="normal" fo:text-transform="none" fo:color="#696c78" style:font-name="Helvetica" fo:font-size="9.75pt" fo:letter-spacing="normal" fo:font-style="normal" fo:font-weight="bold"/>
    </style:style>
    <style:style style:name="T5" style:family="text">
      <style:text-properties fo:font-variant="normal" fo:text-transform="none" fo:color="#2a2a2a" style:font-name="Tahoma" fo:font-size="10.5pt" fo:letter-spacing="normal" fo:font-style="normal" fo:font-weight="normal"/>
    </style:style>
    <style:style style:name="T6" style:family="text">
      <style:text-properties fo:font-weight="bold"/>
    </style:style>
    <style:style style:name="T7" style:family="text">
      <style:text-properties style:font-name="Helvetica" fo:font-size="9.75pt" fo:font-style="normal" fo:font-weight="normal"/>
    </style:style>
    <style:style style:name="T8" style:family="text">
      <style:text-properties officeooo:rsid="002cd418"/>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3</text:p>
      <text:p text:style-name="P4">As researchers continue to probe the highly expressive vocal and postural language of wolves, <text:span text:style-name="T1">their close resemblance to dogs has become</text:span> ever more striking.</text:p>
      <text:list xml:id="list1220338633" text:style-name="L1">
        <text:list-item>
          <text:p text:style-name="P16">their close resemblance to dogs has become</text:p>
        </text:list-item>
        <text:list-item>
          <text:p text:style-name="P40">the closeness of their resemblance to dogs has become</text:p>
        </text:list-item>
        <text:list-item>
          <text:p text:style-name="P40">the close resemblance between them and dogs has become</text:p>
        </text:list-item>
        <text:list-item>
          <text:p text:style-name="P48">the close resemblance between wolves and dogs becomes</text:p>
        </text:list-item>
        <text:list-item>
          <text:p text:style-name="P40">the close resemblance of wolves with dogs becomes</text:p>
        </text:list-item>
      </text:list>
      <text:p text:style-name="Horizontal_20_Line"/>
      <text:p text:style-name="P13"><text:span text:style-name="Strong_20_Emphasis"><text:span text:style-name="T2">Explanation:</text:span></text:span></text:p>
      <text:list xml:id="list553405946" text:style-name="L2">
        <text:list-item>
          <text:p text:style-name="P136">...their –ambiguous pronoun; could refer to researchers or wolves and dogs.</text:p>
        </text:list-item>
        <text:list-item>
          <text:p text:style-name="P90">Same as A</text:p>
        </text:list-item>
        <text:list-item>
          <text:p text:style-name="P90">Same as A –‘them’ is ambiguous</text:p>
        </text:list-item>
        <text:list-item>
          <text:p text:style-name="P90">CORRECT</text:p>
        </text:list-item>
        <text:list-item>
          <text:p text:style-name="P90">...resemblancebetween X and Y is correct. The choice gives a wrong meaning,indicating dogs along with wolves have close resemblance tosomething.</text:p>
        </text:list-item>
      </text:list>
      <text:p text:style-name="P1"/>
      <text:p text:style-name="P1"/>
      <text:p text:style-name="P4">At the time of the Mexican agrarian revolution, the most radical faction, that of Zapata and his followers, proposed a return to communal ownership of <text:span text:style-name="T1">land, to what had been a pre-Columbian form of ownership respected by the Spaniards.</text:span></text:p>
      <text:list xml:id="list519936560" text:style-name="L3">
        <text:list-item>
          <text:p text:style-name="P49">land, to what had been a pre-Columbian form of ownership respected by the Spaniards</text:p>
        </text:list-item>
        <text:list-item>
          <text:p text:style-name="P17">land, a form of ownership of the pre-Columbians, which is respected by the Spaniards</text:p>
        </text:list-item>
        <text:list-item>
          <text:p text:style-name="P41">land, a form of ownership of the pre-Columbians and respected by the Spaniards</text:p>
        </text:list-item>
        <text:list-item>
          <text:p text:style-name="P41">land in which a pre-Columbian form of ownership was respected by the Spaniards</text:p>
        </text:list-item>
        <text:list-item>
          <text:p text:style-name="P41">land that had been a pre-Columbian form of ownership respected by the Spaniards</text:p>
        </text:list-item>
      </text:list>
      <text:p text:style-name="Horizontal_20_Line"/>
      <text:p text:style-name="P13"><text:span text:style-name="Strong_20_Emphasis"><text:span text:style-name="T2">Explanation:</text:span></text:span></text:p>
      <text:list xml:id="list3705204828" text:style-name="L4">
        <text:list-item>
          <text:p text:style-name="P137">Correct. He proposed a return to 'communal ownership of land'. In other words he proposed a return to 'the pre-Columbian form of ownership'. Here the underlined part is a modifier which describes or gives an extended definition of the phrase 'communal ownership' of land.</text:p>
        </text:list-item>
        <text:list-item>
          <text:p text:style-name="P91">...pre- Columbians, which is.... – which cannot be used to refer to people.</text:p>
        </text:list-item>
        <text:list-item>
          <text:p text:style-name="P91">...a form of ownership......and respected by.... – not parallel</text:p>
        </text:list-item>
        <text:list-item>
          <text:p text:style-name="P91">....in which.....respected by the Spaniards. – Incomplete sentence; passive voice</text:p>
        </text:list-item>
        <text:list-item>
          <text:p text:style-name="P91">...had been a form of ownership respected...- No two sequential past actions; wrong usage of past perfect tense.</text:p>
        </text:list-item>
      </text:list>
      <text:p text:style-name="P1"/>
      <text:p text:style-name="P1"/>
      <text:p text:style-name="P1"/>
      <text:p text:style-name="P4"><text:soft-page-break/>Because Halley’s comet changes orbit slightly during the seventy-six-year interval <text:span text:style-name="T1">between passing</text:span> close to Earth, it may veer onto a collision course with a planet sometime in the distant future.</text:p>
      <text:list xml:id="list227731459" text:style-name="L5">
        <text:list-item>
          <text:p text:style-name="P42">between passing</text:p>
        </text:list-item>
        <text:list-item>
          <text:p text:style-name="P42">of passing</text:p>
        </text:list-item>
        <text:list-item>
          <text:p text:style-name="P50">between its passes</text:p>
        </text:list-item>
        <text:list-item>
          <text:p text:style-name="P42">of its passes</text:p>
        </text:list-item>
        <text:list-item>
          <text:p text:style-name="P18">as it passes</text:p>
        </text:list-item>
      </text:list>
      <text:p text:style-name="Horizontal_20_Line"/>
      <text:p text:style-name="P13"><text:span text:style-name="Strong_20_Emphasis"><text:span text:style-name="T2">Explanation:</text:span></text:span></text:p>
      <text:list xml:id="list126078424" text:style-name="L6">
        <text:list-item>
          <text:p text:style-name="P138">...between passing...-the event of passing is just one, so between need not be used to suggest two events.</text:p>
        </text:list-item>
        <text:list-item>
          <text:p text:style-name="P92">...the interval of passing...- changes the meaning</text:p>
        </text:list-item>
        <text:list-item>
          <text:p text:style-name="P92">CORRECT; the author shows there are more than one ‘passing moment’, between is used appropriately.</text:p>
        </text:list-item>
        <text:list-item>
          <text:p text:style-name="P92">...during the interval of its passes...- indicates that the interval belongs to its passes,wrong meaning</text:p>
        </text:list-item>
        <text:list-item>
          <text:p text:style-name="P92">Incorrect meaning. This option implies either that the comet's orbit changes only as the comet passes Earth or that the comet takes 76 years to pass Earth.</text:p>
        </text:list-item>
      </text:list>
      <text:p text:style-name="P1"/>
      <text:p text:style-name="P1"/>
      <text:p text:style-name="P1"/>
      <text:p text:style-name="P1"/>
      <text:p text:style-name="P4">Corporations will soon be required to report to the government whether they have the necessary reserves to pay the pension benefits <text:span text:style-name="T1">earned by their employees and that the information be published</text:span> in annual reports to shareholders.</text:p>
      <text:list xml:id="list2122224257" text:style-name="L7">
        <text:list-item>
          <text:p text:style-name="P43">earned by their employees and that the information be published</text:p>
        </text:list-item>
        <text:list-item>
          <text:p text:style-name="P19">that their employees earned and that the information be published</text:p>
        </text:list-item>
        <text:list-item>
          <text:p text:style-name="P43">that was earned by their employees with the information being published</text:p>
        </text:list-item>
        <text:list-item>
          <text:p text:style-name="P51">earned by their employees, information that must also be published</text:p>
        </text:list-item>
        <text:list-item>
          <text:p text:style-name="P43">earned by their employees and published the information</text:p>
        </text:list-item>
      </text:list>
      <text:p text:style-name="Horizontal_20_Line"/>
      <text:p text:style-name="P13"><text:span text:style-name="Strong_20_Emphasis"><text:span text:style-name="T2">Explanation:</text:span></text:span></text:p>
      <text:p text:style-name="P11">One must understand that ‘have the funds to pay benefits earned by their employees’ – this clause itself is “the information”. Thus, the word ‘information’ has to come after the comma, becoming the subject to the succeeding phrase.</text:p>
      <text:list xml:id="list1639502535" text:style-name="L8">
        <text:list-item>
          <text:p text:style-name="P93">...whether they have the reserves to pay......and that - gives incorrect meaning. The word ‘information’ must come as a subject after the comma. Choice D shows this correctly.</text:p>
        </text:list-item>
        <text:list-item>
          <text:p text:style-name="P93">Same as A</text:p>
        </text:list-item>
        <text:list-item>
          <text:p text:style-name="P93">Benefits – plural; that was – singular</text:p>
        </text:list-item>
        <text:list-item>
          <text:p text:style-name="P131"><text:span text:style-name="Strong_20_Emphasis"><text:span text:style-name="T2">CORRECT</text:span></text:span></text:p>
        </text:list-item>
        <text:list-item>
          <text:p text:style-name="P93">....earned by the employees and published..... – not parallel, wrong meaning</text:p>
        </text:list-item>
      </text:list>
      <text:p text:style-name="P1"/>
      <text:p text:style-name="P1"><text:soft-page-break/></text:p>
      <text:p text:style-name="P1"/>
      <text:p text:style-name="P1"/>
      <text:p text:style-name="P4">For many travelers, charter vacations often turn out to cost considerably more than <text:span text:style-name="T1">they originally seemed.</text:span></text:p>
      <text:list xml:id="list91243333" text:style-name="L9">
        <text:list-item>
          <text:p text:style-name="P52">they originally seemed</text:p>
        </text:list-item>
        <text:list-item>
          <text:p text:style-name="P20">they originally seem to</text:p>
        </text:list-item>
        <text:list-item>
          <text:p text:style-name="P44">they seemingly would cost originally</text:p>
        </text:list-item>
        <text:list-item>
          <text:p text:style-name="P44">it seemed originally</text:p>
        </text:list-item>
        <text:list-item>
          <text:p text:style-name="P44">it originally seemed they would</text:p>
        </text:list-item>
      </text:list>
      <text:p text:style-name="Horizontal_20_Line"/>
      <text:p text:style-name="P13"><text:span text:style-name="Strong_20_Emphasis"><text:span text:style-name="T2">Explanation:</text:span></text:span></text:p>
      <text:p text:style-name="P11">Given the choice between A and B, one must realize that choice A is concise and gives the right meaning intent desired by the author. The first words of the answer choices change in terms of pronoun numbers. This should give a head start to solving the question.</text:p>
      <text:list xml:id="list3288556477" text:style-name="L10">
        <text:list-item>
          <text:p text:style-name="P132"><text:span text:style-name="Strong_20_Emphasis"><text:span text:style-name="T2">CORRECT</text:span></text:span></text:p>
        </text:list-item>
        <text:list-item>
          <text:p text:style-name="P94">"Seem" PRESENT SIMPLE does not denote that action is yet to be done.</text:p>
        </text:list-item>
        <text:list-item>
          <text:p text:style-name="P94">...they seemingly would cost...- wordy.</text:p>
        </text:list-item>
        <text:list-item>
          <text:p text:style-name="P94">It – singular; vacations – plural.</text:p>
        </text:list-item>
        <text:list-item>
          <text:p text:style-name="P94">Same as D</text:p>
        </text:list-item>
      </text:list>
      <text:p text:style-name="P1"/>
      <text:p text:style-name="P1"/>
      <text:p text:style-name="P1"/>
      <text:p text:style-name="P4">Founded in 1983, the magazine <text:span text:style-name="T1">increased its circulation more than double since then,</text:span> and its advertising.</text:p>
      <text:list xml:id="list1342105303" text:style-name="L11">
        <text:list-item>
          <text:p text:style-name="P45">increased its circulation more than double since then,</text:p>
        </text:list-item>
        <text:list-item>
          <text:p text:style-name="P45">has since increased its circulation more than double,</text:p>
        </text:list-item>
        <text:list-item>
          <text:p text:style-name="P53">has since more than doubled its circulation</text:p>
        </text:list-item>
        <text:list-item>
          <text:p text:style-name="P21">since then more than doubled its circulation</text:p>
        </text:list-item>
        <text:list-item>
          <text:p text:style-name="P45">more than doubled its circulation since then</text:p>
        </text:list-item>
      </text:list>
      <text:p text:style-name="Horizontal_20_Line"/>
      <text:p text:style-name="P13"><text:span text:style-name="Strong_20_Emphasis"><text:span text:style-name="T2">Explanation:</text:span></text:span></text:p>
      <text:p text:style-name="P11">The original sentence uses conjunction ‘and’. However, we can see that the structural consistency that must exist between the elements connected by ‘and’ is not seen in Choice A. Usage of present perfect tense is tested also.</text:p>
      <text:list xml:id="list1868548758" text:style-name="L12">
        <text:list-item>
          <text:p text:style-name="P95">....increased its circulation....since then, and its advertising. – Not parallel.</text:p>
        </text:list-item>
        <text:list-item>
          <text:p text:style-name="P95">Same as A.</text:p>
        </text:list-item>
        <text:list-item>
          <text:p text:style-name="P133"><text:span text:style-name="Strong_20_Emphasis"><text:span text:style-name="T2">CORRECT</text:span></text:span><text:span text:style-name="T3">.</text:span></text:p>
        </text:list-item>
        <text:list-item>
          <text:p text:style-name="P95">...since then...-shows a period of time from past to present. Usage of ‘has’ is important. Choice D gives simple past tense, while the correct tense would have been present perfect.</text:p>
        </text:list-item>
        <text:list-item>
          <text:p text:style-name="P95">...has doubled...- would have been correct since the action has come to be valid in the present; beginning in 1983.</text:p>
        </text:list-item>
      </text:list>
      <text:p text:style-name="P1"><text:soft-page-break/></text:p>
      <text:p text:style-name="P1"/>
      <text:p text:style-name="P5">In assessing the problems faced by rural migrant workers, the question of whether they are better off materially than the urban working poor is irrelevant.</text:p>
      <text:list xml:id="list3639013906" text:style-name="L13">
        <text:list-item>
          <text:p text:style-name="P22">In assessing the problems faced by rural migrant workers, the question of whether they are better off materially than the urban working poor is irrelevant.</text:p>
        </text:list-item>
        <text:list-item>
          <text:p text:style-name="P46">The question of whether the rural migrant worker is better off materially than the urban working poor is irrelevant in assessing the problems that they face.</text:p>
        </text:list-item>
        <text:list-item>
          <text:p text:style-name="P46">A question that is irrelevant in assessing the problems that rural migrant workers face is whether they are better off materially than the urban working poor.</text:p>
        </text:list-item>
        <text:list-item>
          <text:p text:style-name="P54">In an assessment of the problems faced by rural migrant workers, the question of whether they are better off materially than the urban working poor is irrelevant.</text:p>
        </text:list-item>
        <text:list-item>
          <text:p text:style-name="P46">The question of whether the rural migrant worker is better off materially than the urban working poor is irrelevant in an assessment of the problems that they face.</text:p>
        </text:list-item>
      </text:list>
      <text:p text:style-name="Horizontal_20_Line"/>
      <text:p text:style-name="P13"><text:span text:style-name="Strong_20_Emphasis"><text:span text:style-name="T2">Explanation:</text:span></text:span></text:p>
      <text:list xml:id="list1146515937" text:style-name="L14">
        <text:list-item>
          <text:p text:style-name="P139">In assessing the problems..., the question – Wrong modification; the answer choice shows ‘the question’ as the subject that assesses the problems.</text:p>
        </text:list-item>
        <text:list-item>
          <text:p text:style-name="P96">we can’t use plural –THEY for singular- WORKER</text:p>
        </text:list-item>
        <text:list-item>
          <text:p text:style-name="P96">"A question that is irrelevant" is awkward and wordy.</text:p>
        </text:list-item>
        <text:list-item>
          <text:p text:style-name="P134"><text:span text:style-name="Strong_20_Emphasis"><text:span text:style-name="T2">CORRECT</text:span></text:span><text:span text:style-name="T3">.</text:span></text:p>
        </text:list-item>
        <text:list-item>
          <text:p text:style-name="P96">Like B, here also we have worker-singular, they-plural--- so incorrect.</text:p>
        </text:list-item>
      </text:list>
      <text:p text:style-name="P1"/>
      <text:p text:style-name="P1"/>
      <text:p text:style-name="P4">In presenting his modus vivendi proposal, Lansing implied that the American government accepted the German view that armed merchant vessels were warships: however, <text:span text:style-name="T1">when the proposal was dropped by the Wilson administration, it</text:span> seemed to be reverting to the British view on this question.</text:p>
      <text:list xml:id="list2749649891" text:style-name="L15">
        <text:list-item>
          <text:p text:style-name="P47">when the proposal was dropped by the Wilson administration, it</text:p>
        </text:list-item>
        <text:list-item>
          <text:p text:style-name="P47">after it was dropped, the Wilson administration</text:p>
        </text:list-item>
        <text:list-item>
          <text:p text:style-name="P55">by dropping the proposal, the Wilson administration</text:p>
        </text:list-item>
        <text:list-item>
          <text:p text:style-name="P23">the Wilson administration dropped the proposal when it</text:p>
        </text:list-item>
        <text:list-item>
          <text:p text:style-name="P47">when they dropped the proposal, the Wilson administration</text:p>
        </text:list-item>
      </text:list>
      <text:p text:style-name="Horizontal_20_Line"/>
      <text:p text:style-name="P13"><text:span text:style-name="Strong_20_Emphasis"><text:span text:style-name="T2">Explanation:</text:span></text:span></text:p>
      <text:list xml:id="list4156820580" text:style-name="L16">
        <text:list-item>
          <text:p text:style-name="P140">...administration, it...- the pronoun ‘it’ is ambiguous.</text:p>
        </text:list-item>
        <text:list-item>
          <text:p text:style-name="P97">...it was dropped, the administration...- wrong modification- the administration was not dropped.</text:p>
        </text:list-item>
        <text:list-item>
          <text:p text:style-name="P135"><text:span text:style-name="Strong_20_Emphasis"><text:span text:style-name="T2">CORRECT</text:span></text:span><text:span text:style-name="T3">; gives right meaning that through the act of dropping the proposal, the administration seemed to be reverting to the view.</text:span></text:p>
        </text:list-item>
        <text:list-item>
          <text:p text:style-name="P97">....when it – the ‘it’ becomes an ambiguous pronoun.</text:p>
        </text:list-item>
        <text:list-item>
          <text:p text:style-name="P97">....they...- plural pronoun; the administration – singular.</text:p>
        </text:list-item>
      </text:list>
      <text:p text:style-name="P1"><text:soft-page-break/></text:p>
      <text:p text:style-name="P1"/>
      <text:p text:style-name="P1"/>
      <text:p text:style-name="P6">It is an oversimplified view of cattle raising to say that <text:span text:style-name="T1">all one has to do with cattle is leave them alone while they feed themselves, corral them, and to</text:span> drive them to market when the time is ripe.</text:p>
      <text:list xml:id="list3677918373" text:style-name="L17">
        <text:list-item>
          <text:p text:style-name="P73">all one has to do with cattle is leave them alone while they feed themselves, corral them, and to</text:p>
        </text:list-item>
        <text:list-item>
          <text:p text:style-name="P73">all one has to do with cattle is to leave them alone to feed themselves, to corral them, and</text:p>
        </text:list-item>
        <text:list-item>
          <text:p text:style-name="P56">all one has to do with cattle is leave them alone while they feed themselves and then corral them and</text:p>
        </text:list-item>
        <text:list-item>
          <text:p text:style-name="P24">the only thing that has to be done with cattle is leave them alone while they feed themselves, corral them, and</text:p>
        </text:list-item>
        <text:list-item>
          <text:p text:style-name="P73">the only thing that has to be done with cattle is to leave them alone while they feed themselves, to corral them, and</text:p>
        </text:list-item>
      </text:list>
      <text:p text:style-name="Horizontal_20_Line"/>
      <text:p text:style-name="P13"><text:span text:style-name="Strong_20_Emphasis"><text:span text:style-name="T4">Explanation:</text:span></text:span></text:p>
      <text:p text:style-name="P12">The sentence sports a list parallelism case. The list begins with the element – ‘leave them….,’</text:p>
      <text:list xml:id="list2389846908" text:style-name="L18">
        <text:list-item>
          <text:p text:style-name="P98">…<text:span text:style-name="T7">all one has to do is leave… , corral , and to… - the list that is made is incorrect, moreover not parallel.</text:span></text:p>
        </text:list-item>
        <text:list-item>
          <text:p text:style-name="P114">to leave, to corral and drive- not parallel; to leave, to corral and to drive- parallel.</text:p>
        </text:list-item>
        <text:list-item>
          <text:p text:style-name="P114"><text:span text:style-name="T6">CORRECT</text:span>.</text:p>
        </text:list-item>
        <text:list-item>
          <text:p text:style-name="P98">… <text:span text:style-name="T7">the only thing that has to be done… - wordy and is in passive voice.</text:span></text:p>
        </text:list-item>
        <text:list-item>
          <text:p text:style-name="P114">Same as D</text:p>
        </text:list-item>
      </text:list>
      <text:p text:style-name="P1"/>
      <text:p text:style-name="P1"/>
      <text:p text:style-name="P1"/>
      <text:p text:style-name="P6">In the traditional Japanese household, most clothing could be packed <text:span text:style-name="T1">flatly, and so it was not necessary to have elaborate closet facilities.</text:span></text:p>
      <text:list xml:id="list330445309" text:style-name="L19">
        <text:list-item>
          <text:p text:style-name="P74">flatly, and so it was not necessary to have elaborate closet facilities</text:p>
        </text:list-item>
        <text:list-item>
          <text:p text:style-name="P57">flat, and so elaborate closet facilities were unnecessary</text:p>
        </text:list-item>
        <text:list-item>
          <text:p text:style-name="P74">flatly, and so there was no necessity for elaborate closet facilities</text:p>
        </text:list-item>
        <text:list-item>
          <text:p text:style-name="P74">flat, there being no necessity for elaborate closet facilities</text:p>
        </text:list-item>
        <text:list-item>
          <text:p text:style-name="P25">flatly, as no elaborate closet facilities were necessary</text:p>
        </text:list-item>
      </text:list>
      <text:p text:style-name="P9"><text:span text:style-name="Strong_20_Emphasis"><text:span text:style-name="T4">Explanation:</text:span></text:span></text:p>
      <text:list xml:id="list3762876131" text:style-name="L20">
        <text:list-item>
          <text:p text:style-name="P141">…<text:span text:style-name="T7">and so it was… - pronoun ambiguity…</text:span></text:p>
        </text:list-item>
        <text:list-item>
          <text:p text:style-name="P115"><text:span text:style-name="T6">CORRECT</text:span>.</text:p>
        </text:list-item>
        <text:list-item>
          <text:p text:style-name="P115">..., and so there was no... – where is the pronoun ‘there’ referring to..? is not clear. Ambiguous pronoun.</text:p>
        </text:list-item>
        <text:list-item>
          <text:p text:style-name="P115">Same as C.</text:p>
        </text:list-item>
        <text:list-item>
          <text:p text:style-name="P99">…<text:span text:style-name="T7">, as no elaborate closet – the meaning makes the second part of the sentence itself a cause while the second part is in fact the effect of the first part of the sentence(as the original sentence reads). The word’ as’ comes in here as ‘because’, thus changing the meaning intent of the sentence.</text:span></text:p>
        </text:list-item>
      </text:list>
      <text:p text:style-name="P1"/>
      <text:p text:style-name="P1"><text:soft-page-break/></text:p>
      <text:p text:style-name="P6">It is an oversimplified view of cattle raising to say that <text:span text:style-name="T1">all one has to do with cattle is leave them alone while they feed themselves, corral them, and to</text:span> drive them to market when the time is ripe.</text:p>
      <text:list xml:id="list3699731204" text:style-name="L21">
        <text:list-item>
          <text:p text:style-name="P75">all one has to do with cattle is leave them alone while they feed themselves, corral them, and to</text:p>
        </text:list-item>
        <text:list-item>
          <text:p text:style-name="P75">all one has to do with cattle is to leave them alone to feed themselves, to corral them, and</text:p>
        </text:list-item>
        <text:list-item>
          <text:p text:style-name="P58">all one has to do with cattle is leave them alone while they feed themselves and then corral them and</text:p>
        </text:list-item>
        <text:list-item>
          <text:p text:style-name="P26">the only thing that has to be done with cattle is leave them alone while they feed themselves, corral them, and</text:p>
        </text:list-item>
        <text:list-item>
          <text:p text:style-name="P75">the only thing that has to be done with cattle is to leave them alone while they feed themselves, to corral them, and</text:p>
        </text:list-item>
      </text:list>
      <text:p text:style-name="Horizontal_20_Line"/>
      <text:p text:style-name="P13"><text:span text:style-name="Strong_20_Emphasis"><text:span text:style-name="T4">Explanation:</text:span></text:span></text:p>
      <text:p text:style-name="P12">The sentence sports a list parallelism case. The list begins with the element – ‘leave them….,’</text:p>
      <text:list xml:id="list2325658272" text:style-name="L22">
        <text:list-item>
          <text:p text:style-name="P100">…<text:span text:style-name="T7">all one has to do is leave… , corral , and to… - the list that is made is incorrect, moreover not parallel.</text:span></text:p>
        </text:list-item>
        <text:list-item>
          <text:p text:style-name="P116">to leave, to corral and drive- not parallel; to leave, to corral and to drive- parallel.</text:p>
        </text:list-item>
        <text:list-item>
          <text:p text:style-name="P116"><text:span text:style-name="T6">CORRECT</text:span>.</text:p>
        </text:list-item>
        <text:list-item>
          <text:p text:style-name="P100">… <text:span text:style-name="T7">the only thing that has to be done… - wordy and is in passive voice.</text:span></text:p>
        </text:list-item>
        <text:list-item>
          <text:p text:style-name="P116">Same as D.</text:p>
        </text:list-item>
      </text:list>
      <text:p text:style-name="P1"/>
      <text:p text:style-name="P1"/>
      <text:p text:style-name="P1"/>
      <text:p text:style-name="P1"/>
      <text:p text:style-name="P6">Joplin’s faith in his opera “Tremonisha” was unshakable; in 1911 he published the score at his own expense and decided <text:span text:style-name="T1">on staging it himself.</text:span></text:p>
      <text:list xml:id="list2577256893" text:style-name="L23">
        <text:list-item>
          <text:p text:style-name="P27">on staging it himself</text:p>
        </text:list-item>
        <text:list-item>
          <text:p text:style-name="P76">that he himself would do the staging</text:p>
        </text:list-item>
        <text:list-item>
          <text:p text:style-name="P76">to do the staging of the work by himself</text:p>
        </text:list-item>
        <text:list-item>
          <text:p text:style-name="P76">that he himself would stage it</text:p>
        </text:list-item>
        <text:list-item>
          <text:p text:style-name="P59">to stage the work himself</text:p>
        </text:list-item>
      </text:list>
      <text:p text:style-name="Horizontal_20_Line"/>
      <text:p text:style-name="P13"><text:span text:style-name="Strong_20_Emphasis"><text:span text:style-name="T4">Explanation:</text:span></text:span></text:p>
      <text:p text:style-name="P12">The question shows up an idiomatic error – decide on. While we compare choices, we see that some choices are wordy and some are not.</text:p>
      <text:list xml:id="list182042259" text:style-name="L24">
        <text:list-item>
          <text:p text:style-name="P101">…<text:span text:style-name="T7">decided on… - incorrect idiom.</text:span></text:p>
        </text:list-item>
        <text:list-item>
          <text:p text:style-name="P101">…<text:span text:style-name="T7">would do the staging… - wordy .</text:span></text:p>
        </text:list-item>
        <text:list-item>
          <text:p text:style-name="P101">…<text:span text:style-name="T7">.work by himself… - wrong modification.</text:span></text:p>
        </text:list-item>
        <text:list-item>
          <text:p text:style-name="P101">…<text:span text:style-name="T7">would stage it… - the pronoun ‘it’ is ambiguous and is rectified in choice E.</text:span></text:p>
        </text:list-item>
        <text:list-item>
          <text:p text:style-name="P117"><text:span text:style-name="T6">CORRECT</text:span>.</text:p>
        </text:list-item>
      </text:list>
      <text:p text:style-name="P3"><text:soft-page-break/></text:p>
      <text:p text:style-name="P7"><text:span text:style-name="T1">Just because King Alfred occupied and fortified London in 886 did not mean that he</text:span> also won the loyalty of its citizens: the invading Danes were well aware of this weakness and used it to their advantage in 893.</text:p>
      <text:list xml:id="list3486876913" text:style-name="L25">
        <text:list-item>
          <text:p text:style-name="P77">Just because King Alfred occupied and fortified London in 886 did not mean that he</text:p>
        </text:list-item>
        <text:list-item>
          <text:p text:style-name="P60">The fact that King Alfred had occupied and fortified London in 886 did not mean that he had</text:p>
        </text:list-item>
        <text:list-item>
          <text:p text:style-name="P77">Just because King Alfred occupied and fortified London in 886, it did not mean he</text:p>
        </text:list-item>
        <text:list-item>
          <text:p text:style-name="P77">The fact that King Alfred occupied and fortified London in 886, it did not mean that he</text:p>
        </text:list-item>
        <text:list-item>
          <text:p text:style-name="P28">Just because King Alfred had occupied and fortified London in 886, it did not mean he</text:p>
        </text:list-item>
      </text:list>
      <text:p text:style-name="Horizontal_20_Line"/>
      <text:p text:style-name="P13"><text:span text:style-name="Strong_20_Emphasis"><text:span text:style-name="T4">Explanation:</text:span></text:span></text:p>
      <text:p text:style-name="P12">This question is testing us on the concept of tenses. We need to use the ‘double past’ or the ‘had’ tense, because there is a sequence of events that took place in the past. First King Alfred would have occupied and fortified London. Only after the fortification could the Danes ‘be aware’ of the weakness that the king had failed to win the loyalty of his people. So using ‘had’ is essential.</text:p>
      <text:list xml:id="list84800851" text:style-name="L26">
        <text:list-item>
          <text:p text:style-name="P118">Incorrect. ‘Had’ is missing, thereby suggesting that all the action have taken place together.</text:p>
        </text:list-item>
        <text:list-item>
          <text:p text:style-name="P118"><text:span text:style-name="T6">CORRECT</text:span>.</text:p>
        </text:list-item>
        <text:list-item>
          <text:p text:style-name="P118">Same as A. Moreover, the pronoun ‘it’ lacks a referent.</text:p>
        </text:list-item>
        <text:list-item>
          <text:p text:style-name="P118">Same as A and C.</text:p>
        </text:list-item>
        <text:list-item>
          <text:p text:style-name="P118">Same as C</text:p>
        </text:list-item>
      </text:list>
      <text:p text:style-name="P2"/>
      <text:p text:style-name="P2"/>
      <text:p text:style-name="P2"/>
      <text:p text:style-name="P7">Many psychologists and sociologists now contend that the deliberate and even brutal aggression integral to some forms of competitive athletics <text:span text:style-name="T1">increase the likelihood of imitative violence that erupts</text:span> among crowds of spectators dominated by young adult males.</text:p>
      <text:list xml:id="list3756573861" text:style-name="L27">
        <text:list-item>
          <text:p text:style-name="P78">increase the likelihood of imitative violence that erupts</text:p>
        </text:list-item>
        <text:list-item>
          <text:p text:style-name="P78">increase the likelihood that there will be an eruption of imitative violence</text:p>
        </text:list-item>
        <text:list-item>
          <text:p text:style-name="P78">increase the likelihood of imitative violence erupting</text:p>
        </text:list-item>
        <text:list-item>
          <text:p text:style-name="P29">increases the likelihood for imitative violence to erupt</text:p>
        </text:list-item>
        <text:list-item>
          <text:p text:style-name="P61">increases the likelihood that imitative violence will erupt</text:p>
        </text:list-item>
      </text:list>
      <text:p text:style-name="Horizontal_20_Line"/>
      <text:p text:style-name="P13"><text:span text:style-name="Strong_20_Emphasis"><text:span text:style-name="T4">Explanation:</text:span></text:span></text:p>
      <text:p text:style-name="P12">The word ‘aggression’ is a singular noun; using plural verb ‘increase’ is incorrect. The first words show a pattern.</text:p>
      <text:list xml:id="list3131579590" text:style-name="L28">
        <text:list-item>
          <text:p text:style-name="P102">…<text:span text:style-name="T7">aggression… increase – subject verb disagree in number.</text:span></text:p>
        </text:list-item>
        <text:list-item>
          <text:p text:style-name="P119">Same as A.</text:p>
        </text:list-item>
        <text:list-item>
          <text:p text:style-name="P119">Same as A.</text:p>
        </text:list-item>
        <text:list-item>
          <text:p text:style-name="P102">…<text:span text:style-name="T7">..likelihood for violence… - the meaning becomes that something is being done for the sake of instigating violence.</text:span></text:p>
        </text:list-item>
        <text:list-item>
          <text:p text:style-name="P119"><text:span text:style-name="T6">CORRECT</text:span>: the choice indicates that violence may crop up due to aggression.</text:p>
        </text:list-item>
      </text:list>
      <text:p text:style-name="P7"><text:soft-page-break/>Opened in 1683, the Ashmolean was the first public museum in Great Britain, <text:span text:style-name="T1">while earlier the Bodleian has been</text:span> the first truly public library.</text:p>
      <text:list xml:id="list3788310174" text:style-name="L29">
        <text:list-item>
          <text:p text:style-name="P79">while earlier the Bodleian has been</text:p>
        </text:list-item>
        <text:list-item>
          <text:p text:style-name="P30">where the Bodleian earlier is</text:p>
        </text:list-item>
        <text:list-item>
          <text:p text:style-name="P62">just as earlier the Bodleian had been</text:p>
        </text:list-item>
        <text:list-item>
          <text:p text:style-name="P79">as the earlier Bodleian has been</text:p>
        </text:list-item>
        <text:list-item>
          <text:p text:style-name="P79">the Bodleian earlier being</text:p>
        </text:list-item>
      </text:list>
      <text:p text:style-name="Horizontal_20_Line"/>
      <text:p text:style-name="P13"><text:span text:style-name="Strong_20_Emphasis"><text:span text:style-name="T4">Explanation:</text:span></text:span></text:p>
      <text:p text:style-name="P12">The meaning intent of the sentence is to compare the fact that the Ashmolean was the first museum, just as the Bodleian was the first library in the country. This meaning is clearly given in choice C only.</text:p>
      <text:list xml:id="list1324957188" text:style-name="L30">
        <text:list-item>
          <text:p text:style-name="P103">…<text:span text:style-name="T7">while… - brings a contrast to the meaning.</text:span></text:p>
        </text:list-item>
        <text:list-item>
          <text:p text:style-name="P103">…<text:span text:style-name="T7">where…- incorrect to give a place reference in the context.</text:span></text:p>
        </text:list-item>
        <text:list-item>
          <text:p text:style-name="P120"><text:span text:style-name="T6">CORRECT</text:span>.</text:p>
        </text:list-item>
        <text:list-item>
          <text:p text:style-name="P120">Placement of words is incorrect. as the earlier Bodleian- incorrect, the Bodleian earlier- incorrect, earlier the Bodleian- correct.</text:p>
        </text:list-item>
        <text:list-item>
          <text:p text:style-name="P120">Placement of words is incorrect. as the earlier Bodleian- incorrect, the Bodleian earlier- incorrect, earlier the Bodleian- correct.</text:p>
        </text:list-item>
      </text:list>
      <text:p text:style-name="P2"/>
      <text:p text:style-name="P2"/>
      <text:p text:style-name="P7"><text:span text:style-name="T1">One reason why more young people lose their virginity during the summer than at other times of the year undoubtedly is because</text:span> school vacations give adolescents more free time.</text:p>
      <text:list xml:id="list2296001618" text:style-name="L31">
        <text:list-item>
          <text:p text:style-name="P80">One reason why more young people lose their virginity during the summer than at other times of the year undoubtedly is because</text:p>
        </text:list-item>
        <text:list-item>
          <text:p text:style-name="P80">If young people lose their virginity more during the summer than other seasons, it is undoubtedly because</text:p>
        </text:list-item>
        <text:list-item>
          <text:p text:style-name="P31">One undoubtable reason that young people lose their virginity more during the summer than other times is</text:p>
        </text:list-item>
        <text:list-item>
          <text:p text:style-name="P63">One reason more young people lose their virginity during the summer than at other times of the year is undoubtedly that</text:p>
        </text:list-item>
        <text:list-item>
          <text:p text:style-name="P80">Young people lose their virginity more often during the summer undoubtedly because, for one reason,</text:p>
        </text:list-item>
      </text:list>
      <text:p text:style-name="Horizontal_20_Line"/>
      <text:p text:style-name="P13"><text:span text:style-name="Strong_20_Emphasis"><text:span text:style-name="T4">Explanation:</text:span></text:span></text:p>
      <text:list xml:id="list3380583672" text:style-name="L32">
        <text:list-item>
          <text:p text:style-name="P143">One reason………is because… - redundancy.</text:p>
        </text:list-item>
        <text:list-item>
          <text:p text:style-name="P104">…<text:span text:style-name="T7">more during summer than seasons… - wrong comparison ; than in other seasons would have been correct.</text:span></text:p>
        </text:list-item>
        <text:list-item>
          <text:p text:style-name="P121">Incorrect placement of the word-MORE. Because of this fault the meaning has been distorted and rendered illogical.</text:p>
        </text:list-item>
        <text:list-item>
          <text:p text:style-name="P121"><text:span text:style-name="T6">CORRECT</text:span>.</text:p>
        </text:list-item>
        <text:list-item>
          <text:p text:style-name="P104">…<text:span text:style-name="T7">summer undoubtedly because… - wrong modification, redundancy as is in Choice A.</text:span></text:p>
        </text:list-item>
      </text:list>
      <text:p text:style-name="P2"><text:soft-page-break/></text:p>
      <text:p text:style-name="P2"/>
      <text:p text:style-name="P7">One of Arthur Jessop’s first acts as president of the FHA was to deny a request from the private sector that federal home loan programs <text:span text:style-name="T1">should be expanded to cover houses not conforming to</text:span> civil construction codes.</text:p>
      <text:list xml:id="list3439861588" text:style-name="L33">
        <text:list-item>
          <text:p text:style-name="P32">should be expanded to cover houses not conforming to</text:p>
        </text:list-item>
        <text:list-item>
          <text:p text:style-name="P64">be expanded to cover houses not conforming to</text:p>
        </text:list-item>
        <text:list-item>
          <text:p text:style-name="P81">should be expand to cover houses not conforming with</text:p>
        </text:list-item>
        <text:list-item>
          <text:p text:style-name="P81">would have been expanded to cover houses not conforming to</text:p>
        </text:list-item>
        <text:list-item>
          <text:p text:style-name="P81">had to be expanded to cover houses not conforming with</text:p>
        </text:list-item>
      </text:list>
      <text:p text:style-name="Horizontal_20_Line"/>
      <text:p text:style-name="P13"><text:span text:style-name="Strong_20_Emphasis"><text:span text:style-name="T4">Explanation:</text:span></text:span></text:p>
      <text:p text:style-name="P12">Request from….sector that….. be expanded… - the Subjective form of the verb must be followed by a simple form of Verb, as is in Choice B.</text:p>
      <text:list xml:id="list2668540292" text:style-name="L34">
        <text:list-item>
          <text:p text:style-name="P105">…<text:span text:style-name="T7">request that………..should be.. – ‘should’ is not supposed to be included.</text:span></text:p>
        </text:list-item>
        <text:list-item>
          <text:p text:style-name="P122"><text:span text:style-name="T6">CORRECT</text:span>.</text:p>
        </text:list-item>
        <text:list-item>
          <text:p text:style-name="P122">Same as A.</text:p>
        </text:list-item>
        <text:list-item>
          <text:p text:style-name="P105">…<text:span text:style-name="T7">would have been… - is not a base form of the verb. It also gives the meaning of ‘uncertainty’ or ‘may have happened’ when the word ‘would’ is used.</text:span></text:p>
        </text:list-item>
        <text:list-item>
          <text:p text:style-name="P122">Same as A.</text:p>
        </text:list-item>
      </text:list>
      <text:p text:style-name="P2"/>
      <text:p text:style-name="P2"/>
      <text:p text:style-name="P2"/>
      <text:p text:style-name="P2"/>
      <text:p text:style-name="P7"><text:span text:style-name="T1">Promotions, retirements, deaths, and other actions approved by the board of directors at its May meeting will be reported in the July 15 issue of the company paper</text:span>.</text:p>
      <text:list xml:id="list2026685620" text:style-name="L35">
        <text:list-item>
          <text:p text:style-name="P33">Promotions, retirements, deaths, and other actions approved by the board of directors at its May meeting will be reported in the July 15 issue of the company paper.</text:p>
        </text:list-item>
        <text:list-item>
          <text:p text:style-name="P82">Promotions, retirements, and other actions which have been approved at the May meeting of the board of directors along with deaths, with be reported in the July 15 issue of the company paper.</text:p>
        </text:list-item>
        <text:list-item>
          <text:p text:style-name="P82">To be reported in the July 15 issue of the company paper are the promotions, retirements, deaths, and other actions which were approved at the board of directors’ May meeting.</text:p>
        </text:list-item>
        <text:list-item>
          <text:p text:style-name="P82">Meeting in May, the promotions, retirements, and other actions approved by the board of directors, including obituaries, will be reported in the July 15 issue of the company paper.</text:p>
        </text:list-item>
        <text:list-item>
          <text:p text:style-name="P65">The July 15 issue of the company paper will report on promotions, retirements, and other actions approved by the board of directors at its May meeting; the paper will also include obituaries.</text:p>
        </text:list-item>
      </text:list>
      <text:p text:style-name="P2"/>
      <text:p text:style-name="P10"><text:span text:style-name="Strong_20_Emphasis"><text:span text:style-name="T4">Explanation:</text:span></text:span></text:p>
      <text:p text:style-name="P12">For those who do not pay attention and apply grammar rules blindly, this question is an eye opener. When we read the sentence, simultaneously understanding its meaning, we realize that ‘deaths’ will not be approved by the management.</text:p>
      <text:list xml:id="list1886165284" text:style-name="L36">
        <text:list-item>
          <text:p text:style-name="P106">…<text:span text:style-name="T7">deaths…. Approved by the management… - the management does not approve deaths.</text:span></text:p>
        </text:list-item>
        <text:list-item>
          <text:p text:style-name="P106"><text:soft-page-break/>…<text:span text:style-name="T7">action which… - the word ‘which’ always is to be preceded by a comma or a preposition.</text:span></text:p>
        </text:list-item>
        <text:list-item>
          <text:p text:style-name="P123">Same as B.</text:p>
        </text:list-item>
        <text:list-item>
          <text:p text:style-name="P123">Meeting in May…., the promotions… - the promotions are not meeting in May; wrong modification.</text:p>
        </text:list-item>
        <text:list-item>
          <text:p text:style-name="P123"><text:span text:style-name="T6">CORRECT</text:span>.</text:p>
        </text:list-item>
      </text:list>
      <text:p text:style-name="P2"/>
      <text:p text:style-name="P2"/>
      <text:p text:style-name="P2"/>
      <text:p text:style-name="P2"/>
      <text:p text:style-name="P7">Sales of United States manufactured goods to nonindustrialized countries rose to $167 billion in 1992, <text:span text:style-name="T1">which is 14 percent more than the previous year</text:span> and largely offsets weak demand from Europe and Japan.</text:p>
      <text:list xml:id="list2720006274" text:style-name="L37">
        <text:list-item>
          <text:p text:style-name="P83">which is 14 percent more than the previous year</text:p>
        </text:list-item>
        <text:list-item>
          <text:p text:style-name="P34">which is 14 percent higher than it was the previous year</text:p>
        </text:list-item>
        <text:list-item>
          <text:p text:style-name="P83">14 percent higher than the previous year’s figure</text:p>
        </text:list-item>
        <text:list-item>
          <text:p text:style-name="P83">an amount that is 14 percent more than the previous year was</text:p>
        </text:list-item>
        <text:list-item>
          <text:p text:style-name="P66">an amount that is 14 percent higher than the previous year’s figure</text:p>
        </text:list-item>
      </text:list>
      <text:p text:style-name="Horizontal_20_Line"/>
      <text:p text:style-name="P13"><text:span text:style-name="Strong_20_Emphasis"><text:span text:style-name="T4">Explanation:</text:span></text:span></text:p>
      <text:p text:style-name="P12">The phrase ‘higher than’ indicates a comparison. Check what are the two sides of comparison on each side.</text:p>
      <text:list xml:id="list1554806925" text:style-name="L38">
        <text:list-item>
          <text:p text:style-name="P124">sales of US goods is being compared with previous year—incorrect comparison</text:p>
        </text:list-item>
        <text:list-item>
          <text:p text:style-name="P124">There is no singular logical antecedent for word IT- Hence, incorrect.</text:p>
        </text:list-item>
        <text:list-item>
          <text:p text:style-name="P107">…<text:span text:style-name="T7">, 14 percent higher than the figure… - what is 14 percent higher is not clear.</text:span></text:p>
        </text:list-item>
        <text:list-item>
          <text:p text:style-name="P107">…<text:span text:style-name="T7">the previous year was… - the year is compared and not the percent of sales.</text:span></text:p>
        </text:list-item>
        <text:list-item>
          <text:p text:style-name="P124"><text:span text:style-name="T6">CORRECT</text:span>; an amount………higher than …figure – correct comparison</text:p>
        </text:list-item>
      </text:list>
      <text:p text:style-name="P2"/>
      <text:p text:style-name="P2"/>
      <text:p text:style-name="P7">Originally published in 1950, Some Tame Gazelle was Barbara Pym’s first novel, but it <text:span text:style-name="T1">does not read like an apprentice work</text:span>.</text:p>
      <text:list xml:id="list3449956918" text:style-name="L39">
        <text:list-item>
          <text:p text:style-name="P67">does not read like an apprentice work</text:p>
        </text:list-item>
        <text:list-item>
          <text:p text:style-name="P84">seems not to read as an apprentice work</text:p>
        </text:list-item>
        <text:list-item>
          <text:p text:style-name="P35">does not seem to read as an apprentice work would</text:p>
        </text:list-item>
        <text:list-item>
          <text:p text:style-name="P84">does not read like an apprentice work does</text:p>
        </text:list-item>
        <text:list-item>
          <text:p text:style-name="P84">reads unlike an apprentice work</text:p>
        </text:list-item>
      </text:list>
      <text:p text:style-name="Horizontal_20_Line"/>
      <text:p text:style-name="P13"><text:span text:style-name="Strong_20_Emphasis"><text:span text:style-name="T4">Explanation:</text:span></text:span></text:p>
      <text:list xml:id="list1713795931" text:style-name="L40">
        <text:list-item>
          <text:p text:style-name="P144"><text:span text:style-name="T6">CORRECT</text:span>: Though the statement seems like an action performed and one may feel an ‘as’ is required; However, the quality of a book is compared to how an apprentice work would be. The ‘quality’ that is compared thus becomes an abstract noun. The word ‘like’ is used to compare nouns.</text:p>
        </text:list-item>
        <text:list-item>
          <text:p text:style-name="P108">…<text:span text:style-name="T7">seems not as an apprentice work… - the meaning is incorrect; to read as a work… - an action is compared to a noun ‘an apprentice work’.</text:span></text:p>
        </text:list-item>
        <text:list-item>
          <text:p text:style-name="P125"><text:soft-page-break/>Same as B.</text:p>
        </text:list-item>
        <text:list-item>
          <text:p text:style-name="P108">…<text:span text:style-name="T7">work does… - incorrect to compare a quality described to an action; the work is not doing anything by itself – wrong meaning.</text:span></text:p>
        </text:list-item>
        <text:list-item>
          <text:p text:style-name="P125">..reads unlike a work… - the action ‘reads.</text:p>
        </text:list-item>
      </text:list>
      <text:p text:style-name="P2"/>
      <text:p text:style-name="P2"/>
      <text:p text:style-name="P2"/>
      <text:p text:style-name="P2"/>
      <text:p text:style-name="P7">Since savings banks have to use short-term deposits to finance long-term fixed-rate mortgage loans, they sometimes lose money <text:span text:style-name="T1">when there is a rise in short-term rates and, on the other hand, they are unable to raise</text:span> the rates on their mortgages.</text:p>
      <text:list xml:id="list149261503" text:style-name="L41">
        <text:list-item>
          <text:p text:style-name="P36">when there is a rise in short-term rates and, on the other hand, they are unable to raise</text:p>
        </text:list-item>
        <text:list-item>
          <text:p text:style-name="P68">when short-term rates rise and they are unable to raise</text:p>
        </text:list-item>
        <text:list-item>
          <text:p text:style-name="P85">when a rise in short-term rates occurs and, correspondingly, there is no rise possible in</text:p>
        </text:list-item>
        <text:list-item>
          <text:p text:style-name="P85">with a rise in short-term rates, and they are unable to raise</text:p>
        </text:list-item>
        <text:list-item>
          <text:p text:style-name="P85">with short-term rates on the rise and no rise possible in</text:p>
        </text:list-item>
      </text:list>
      <text:p text:style-name="Horizontal_20_Line"/>
      <text:p text:style-name="P13"><text:span text:style-name="Strong_20_Emphasis"><text:span text:style-name="T4">Explanation:</text:span></text:span></text:p>
      <text:p text:style-name="P12">The first parts of the answer choices pose different words, some make the sentence wordy. Choice B is the only choice that conveys clear meaning in a concise manner.</text:p>
      <text:list xml:id="list3101498475" text:style-name="L42">
        <text:list-item>
          <text:p text:style-name="P109">…<text:span text:style-name="T7">when there is... – pronoun there is wordy and ambiguous.</text:span></text:p>
        </text:list-item>
        <text:list-item>
          <text:p text:style-name="P126"><text:span text:style-name="T6">CORRECT</text:span>.</text:p>
        </text:list-item>
        <text:list-item>
          <text:p text:style-name="P109">…<text:span text:style-name="T7">and,….., there is – Same as A.</text:span></text:p>
        </text:list-item>
        <text:list-item>
          <text:p text:style-name="P109">…<text:span text:style-name="T7">lose money with a rise… - wrong meaning by using ‘with’; a specific time is referred to, ‘when’ is appropriate.</text:span></text:p>
        </text:list-item>
        <text:list-item>
          <text:p text:style-name="P126">Same as D.</text:p>
        </text:list-item>
      </text:list>
      <text:p text:style-name="P2"/>
      <text:p text:style-name="P2"/>
      <text:p text:style-name="P8">Similar to rising interest rates, consumer and producer prices have been rising.</text:p>
      <text:list xml:id="list764931214" text:style-name="L43">
        <text:list-item>
          <text:p text:style-name="P37">Similar to rising interest rates, consumer and producer prices have been rising.</text:p>
        </text:list-item>
        <text:list-item>
          <text:p text:style-name="P69">Consumer and producer prices have been rising, as have interest rates.</text:p>
        </text:list-item>
        <text:list-item>
          <text:p text:style-name="P86">As interest rates are rising, so have consumer and producer prices.</text:p>
        </text:list-item>
        <text:list-item>
          <text:p text:style-name="P86">Consumer and producer prices have been rising, like interest rates do.</text:p>
        </text:list-item>
        <text:list-item>
          <text:p text:style-name="P86">Consumer and producer prices, as interest rates, have been rising.</text:p>
        </text:list-item>
      </text:list>
      <text:p text:style-name="Horizontal_20_Line"/>
      <text:p text:style-name="P13"><text:span text:style-name="Strong_20_Emphasis"><text:span text:style-name="T4">Explanation:</text:span></text:span></text:p>
      <text:p text:style-name="P12">The question poses a comparison of two actions that have taken place. We observe a difference between ‘as’, ‘like’ and ‘similar to’ in the choices.</text:p>
      <text:list xml:id="list3640449365" text:style-name="L44">
        <text:list-item>
          <text:p text:style-name="P127">Says that "rising interest rates" have been rising.</text:p>
        </text:list-item>
        <text:list-item>
          <text:p text:style-name="P127"><text:soft-page-break/><text:span text:style-name="T6">CORRECT</text:span>.</text:p>
        </text:list-item>
        <text:list-item>
          <text:p text:style-name="P127">As….., so – redundancy ; the words ‘as’ and ‘so’ almost give the meaning of because; using both these words causes redundancy.</text:p>
        </text:list-item>
        <text:list-item>
          <text:p text:style-name="P110">‘<text:span text:style-name="T7">like’ must be used to compare nouns; in the sentence, the author compares how prices have been rising.</text:span></text:p>
        </text:list-item>
        <text:list-item>
          <text:p text:style-name="P110">…<text:span text:style-name="T7">as interest rates, - ‘interest rates’ is a noun, however, the word ‘as’ is wrongly used to connect nouns, the word ‘like’ is used to compare nouns.</text:span></text:p>
        </text:list-item>
      </text:list>
      <text:p text:style-name="P2"/>
      <text:p text:style-name="P2">***********<text:span text:style-name="T8">to be discussed*********</text:span></text:p>
      <text:p text:style-name="P2"/>
      <text:p text:style-name="P7">Some analysts point out that because people are becoming accustomed to a steady inflation rate of four to five percent, businesses <text:span text:style-name="T1">found that they could raise prices according to this amount without thereby provoking</text:span> strong public reaction.</text:p>
      <text:list xml:id="list1489583560" text:style-name="L45">
        <text:list-item>
          <text:p text:style-name="P87">found that they could raise prices according to this amount without thereby provoking</text:p>
        </text:list-item>
        <text:list-item>
          <text:p text:style-name="P87">found that they were capable of raising prices by this amount and not provoke</text:p>
        </text:list-item>
        <text:list-item>
          <text:p text:style-name="P87">find that they are capable of raising prices by this amount and not provoke</text:p>
        </text:list-item>
        <text:list-item>
          <text:p text:style-name="P70">are finding that they can raise prices by this amount without provoking</text:p>
        </text:list-item>
        <text:list-item>
          <text:p text:style-name="P87">are finding that they can raise prices according to this amount and will not thereby provoke</text:p>
        </text:list-item>
      </text:list>
      <text:p text:style-name="Horizontal_20_Line"/>
      <text:p text:style-name="P13"><text:span text:style-name="Strong_20_Emphasis"><text:span text:style-name="T4">Explanation:</text:span></text:span></text:p>
      <text:p text:style-name="P12">The main difference in the choices is between present continuous tense, simple past and simple present tenses. Since the story line indicates that the action ‘find’ is currently happening and is an action that is bound to end. It is correct to use present continuous tense.</text:p>
      <text:list xml:id="list2854434579" text:style-name="L46">
        <text:list-item>
          <text:p text:style-name="P111">…<text:span text:style-name="T7">found… - the action must be in present continuous tense, as business are currently finding a way that is a result of a simple present event .</text:span></text:p>
        </text:list-item>
        <text:list-item>
          <text:p text:style-name="P128">Same as A.</text:p>
        </text:list-item>
        <text:list-item>
          <text:p text:style-name="P128">Same as A; present continuous tense is required to show the action is presently occurring.</text:p>
        </text:list-item>
        <text:list-item>
          <text:p text:style-name="P128"><text:span text:style-name="T6">CORRECT</text:span>.</text:p>
        </text:list-item>
        <text:list-item>
          <text:p text:style-name="P128">..,…according to this amount… - businesses are not raising prices according to the amount but by the certain amount.</text:p>
        </text:list-item>
      </text:list>
      <text:p text:style-name="P2"/>
      <text:p text:style-name="P2"/>
      <text:p text:style-name="P2"/>
      <text:p text:style-name="P2"/>
      <text:p text:style-name="P2"/>
      <text:p text:style-name="P2"/>
      <text:p text:style-name="P7">The human growth hormone, made by the pituitary gland, is secreted <text:span text:style-name="T1">during sleep in higher concentrations than when awake</text:span>.</text:p>
      <text:list xml:id="list1909254702" text:style-name="L47">
        <text:list-item>
          <text:p text:style-name="P88">during sleep in higher concentrations than when awake</text:p>
        </text:list-item>
        <text:list-item>
          <text:p text:style-name="P88">when sleeping in higher concentrations than waking hours</text:p>
        </text:list-item>
        <text:list-item>
          <text:p text:style-name="P88">in higher concentrations during sleeping than waking</text:p>
        </text:list-item>
        <text:list-item>
          <text:p text:style-name="P71">in higher concentrations during sleep than during waking hours</text:p>
        </text:list-item>
        <text:list-item>
          <text:p text:style-name="P38"><text:soft-page-break/>in higher concentrations when asleep than when awake</text:p>
        </text:list-item>
      </text:list>
      <text:p text:style-name="Horizontal_20_Line"/>
      <text:p text:style-name="P13"><text:span text:style-name="Strong_20_Emphasis"><text:span text:style-name="T4">Explanation:</text:span></text:span></text:p>
      <text:p text:style-name="P12">The phrase ‘in higher concentrations’ has to modify ‘secreted’, thus must be placed beside ‘secreted’. Choices A and B are clearly incorrect.</text:p>
      <text:list xml:id="list1726731329" text:style-name="L48">
        <text:list-item>
          <text:p text:style-name="P112">…<text:span text:style-name="T7">sleep in higher concentrations… - the sleep itself is not in higher concentrations – wrong intent.</text:span></text:p>
        </text:list-item>
        <text:list-item>
          <text:p text:style-name="P112">…<text:span text:style-name="T7">sleeping in higher concentrations – wrong meaning.</text:span></text:p>
        </text:list-item>
        <text:list-item>
          <text:p text:style-name="P129">..than waking… - wrong meaning.</text:p>
        </text:list-item>
        <text:list-item>
          <text:p text:style-name="P129"><text:span text:style-name="T6">CORRECT</text:span>.</text:p>
        </text:list-item>
        <text:list-item>
          <text:p text:style-name="P112">…<text:span text:style-name="T7">than when awake… - who is asleep and who is awake- unclear; in choice D, waking hours shows a specified time as reference.</text:span></text:p>
        </text:list-item>
      </text:list>
      <text:p text:style-name="P2"/>
      <text:p text:style-name="P2"/>
      <text:p text:style-name="P7">The increased popularity and availability of televisions has led to the decline of regional dialects, language variations <text:span text:style-name="T1">which originate from diverse ethnic and cultural heritages and perpetuated</text:span> by geographic isolation.</text:p>
      <text:list xml:id="list3152070014" text:style-name="L49">
        <text:list-item>
          <text:p text:style-name="P89">which originate from diverse ethnic and cultural heritages and perpetuated</text:p>
        </text:list-item>
        <text:list-item>
          <text:p text:style-name="P39">that originated from diverse ethnic and cultural heritages and perpetuated</text:p>
        </text:list-item>
        <text:list-item>
          <text:p text:style-name="P89">originated from diverse ethnic and cultural heritages and perpetuated</text:p>
        </text:list-item>
        <text:list-item>
          <text:p text:style-name="P72">originating from diverse ethnic and cultural heritages and perpetuated</text:p>
        </text:list-item>
        <text:list-item>
          <text:p text:style-name="P89">originating from diverse ethnic and cultural heritages and perpetuating</text:p>
        </text:list-item>
      </text:list>
      <text:p text:style-name="Horizontal_20_Line"/>
      <text:p text:style-name="P13"><text:span text:style-name="Strong_20_Emphasis"><text:span text:style-name="T4">Explanation:</text:span></text:span></text:p>
      <text:list xml:id="list1461298998" text:style-name="L50">
        <text:list-item>
          <text:p text:style-name="P142">…<text:span text:style-name="T7">variations which… - the word ‘which’ must have a comma or a preposition preceding it.</text:span></text:p>
        </text:list-item>
        <text:list-item>
          <text:p text:style-name="P113">…<text:span text:style-name="T7">that originated…..and perpetuated by isolation. – incomplete sentence.</text:span></text:p>
        </text:list-item>
        <text:list-item>
          <text:p text:style-name="P113">…<text:span text:style-name="T7">originated…..and perpetuated – are not simultaneous actions.</text:span></text:p>
        </text:list-item>
        <text:list-item>
          <text:p text:style-name="P130"><text:span text:style-name="T6">CORRECT</text:span>: first originating….., and in addition ‘perpetuated’.</text:p>
        </text:list-item>
        <text:list-item>
          <text:p text:style-name="P130">Same as C; the two actions are not to be given as simultaneously occurring events.</text:p>
        </text:list-item>
      </text:list>
      <text:p text:style-name="P2"/>
      <text:p text:style-name="P2"/>
      <text:p text:style-name="P2"/>
      <text:p text:style-name="P2"/>
      <text:p text:style-name="P2"><text:span text:style-name="T5">Hey All,</text:span><text:line-break/><text:line-break/><text:span text:style-name="T5">A good explanation from demon on this one, but I just wanted to weigh in. This is a GMAT favorite trick, because students don't like paralleling -ing words with -ed words. However, when both are parallel this is okay. Remember, you can always change tense in parallel, even with verbs ("I liked to eat chicken but now I only like pork." That's past tense with present tense, joined by the conjunction "but"). But actually, tense isn't an issue here. Both -ing words and -ed words are participles, meaning they are just adjectives. Adjectives don't really HAVE tense (because they aren't verbs), so that's a second reason we shouldn't care. "Perpetuated" in this case is just passive, where as "originating" is active.</text:span><text:line-break/><text:soft-page-break/><text:line-break/><text:span text:style-name="T5">The increased popularity and availability of televisions has led to the decline of regional dialects, language variations which originate from diverse ethnic and cultural heritages and perpetuated by geographic isolation.</text:span><text:line-break/><text:line-break/><text:span text:style-name="T5">(A) which originate from diverse ethnic and cultural heritages and perpetuated</text:span><text:line-break/><text:span text:style-name="T5">PROBLEM: (First, which needs a comma before it). Okay, so it's the SECOND "and" here that marks the parallelism we care about (the other "and" parallels ethnic and cultural heritages, and is always correct). We're always concerned with whatever comes DIRECTLY after the parallel marker. In this case, we get "perpetuated". This is a participle, so we need another one earlier in the sentence. Instead, we get "originate", which is a present tense verb.</text:span><text:line-break/><text:line-break/><text:span text:style-name="T5">(B) that originated from diverse ethnic and cultural heritages and perpetuated</text:span><text:line-break/><text:span text:style-name="T5">PROBLEM: Again, we look after the marker "and" and find the participle "perpetuated". Unfortunately, "originated" here is a past tense verb, not a participle. How do we know? Consider the difference here:</text:span><text:line-break/><text:line-break/><text:span text:style-name="T5">I read the book. ("read" = past tense verb...it has a subject in the main clause, "I")</text:span><text:line-break/><text:span text:style-name="T5">Read by millions, the book is one of the nation's most popular. ("read" = past participle, it's just a modifier, and we don't get the subject until it's the subject of a new clause "the book is...")</text:span><text:line-break/><text:line-break/><text:span text:style-name="T5">(C) originated from diverse ethnic and cultural heritages and perpetuated</text:span><text:line-break/><text:span text:style-name="T5">PROBLEM: "Originated" can't be an action. This is just a misuse of the word. It may look parallel, but the participle of "originate" is "originating". Think about it. You can't put this in the past, because the word itself implies the past origin of something, even in the present tense (i.e. Originating in 1200 BC, the codex is the key to life itself).</text:span><text:line-break/><text:line-break/><text:span text:style-name="T5">(D) originating from diverse ethnic and cultural heritages and perpetuated</text:span><text:line-break/><text:span text:style-name="T5">ANSWER: Perpetuated = participle. Originating = participle. Parallel.</text:span><text:line-break/><text:line-break/><text:span text:style-name="T5">(E) originating from diverse ethnic and cultural heritages and perpetuating</text:span><text:line-break/><text:span text:style-name="T5">PROBLEM: "Perpetuating by" doesn't make any sense. We need it to be passive, not active.</text:span><text:line-break/><text:line-break/><text:span text:style-name="T5">Hope that helps!</text:span><text:line-break/><text:line-break/><text:span text:style-name="T5">-tommy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Mangal1" svg:font-family="Mangal"/>
    <style:font-face style:name="Tahoma" svg:font-family="Tahom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2:23:10.854000000</meta:creation-date>
    <dc:date>2018-11-05T17:47:36.777000000</dc:date>
    <meta:editing-duration>PT8H32M40S</meta:editing-duration>
    <meta:editing-cycles>11</meta:editing-cycles>
    <meta:generator>LibreOffice/5.4.2.2$Windows_x86 LibreOffice_project/22b09f6418e8c2d508a9eaf86b2399209b0990f4</meta:generator>
    <meta:document-statistic meta:table-count="0" meta:image-count="0" meta:object-count="0" meta:page-count="14" meta:paragraph-count="319" meta:word-count="4889" meta:character-count="28355" meta:non-whitespace-character-count="23995"/>
  </office:meta>
</office:document-meta>
</file>